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0.07mm" svg:height="113.15mm" svg:x="105.17mm" svg:y="0mm">
            <draw:object draw:notify-on-update-of-ranges="Sheet1.A1:Sheet1.A1 Sheet1.A2:Sheet1.A301 Sheet1.B1:Sheet1.B1 Sheet1.B2:Sheet1.B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Star 1</text:p>
          </table:table-cell>
        </table:table-row>
        <table:table-row table:style-name="ro1">
          <table:table-cell office:value-type="float" office:value="0.00000001" calcext:value-type="float">
            <text:p>1E-08</text:p>
          </table:table-cell>
          <table:table-cell office:value-type="float" office:value="2.76287443902512E-151" calcext:value-type="float">
            <text:p>2.76287443902512E-151</text:p>
          </table:table-cell>
        </table:table-row>
        <table:table-row table:style-name="ro1">
          <table:table-cell office:value-type="float" office:value="0.00000002" calcext:value-type="float">
            <text:p>2E-08</text:p>
          </table:table-cell>
          <table:table-cell office:value-type="float" office:value="3.1774437747568E-065" calcext:value-type="float">
            <text:p>3.1774437747568E-65</text:p>
          </table:table-cell>
        </table:table-row>
        <table:table-row table:style-name="ro1">
          <table:table-cell office:value-type="float" office:value="0.00000003" calcext:value-type="float">
            <text:p>3E-08</text:p>
          </table:table-cell>
          <table:table-cell office:value-type="float" office:value="6.46016802476935E-037" calcext:value-type="float">
            <text:p>6.46016802476935E-37</text:p>
          </table:table-cell>
        </table:table-row>
        <table:table-row table:style-name="ro1">
          <table:table-cell office:value-type="float" office:value="0.00000004" calcext:value-type="float">
            <text:p>4E-08</text:p>
          </table:table-cell>
          <table:table-cell office:value-type="float" office:value="6.02367106350762E-023" calcext:value-type="float">
            <text:p>6.02367106350762E-23</text:p>
          </table:table-cell>
        </table:table-row>
        <table:table-row table:style-name="ro1">
          <table:table-cell office:value-type="float" office:value="0.00000005" calcext:value-type="float">
            <text:p>5E-08</text:p>
          </table:table-cell>
          <table:table-cell office:value-type="float" office:value="0.0000000000000112693236954355" calcext:value-type="float">
            <text:p>1.12693236954355E-14</text:p>
          </table:table-cell>
        </table:table-row>
        <table:table-row table:style-name="ro1">
          <table:table-cell office:value-type="float" office:value="0.00000006" calcext:value-type="float">
            <text:p>6E-08</text:p>
          </table:table-cell>
          <table:table-cell office:value-type="float" office:value="0.00000000311685120670234" calcext:value-type="float">
            <text:p>3.11685120670234E-09</text:p>
          </table:table-cell>
        </table:table-row>
        <table:table-row table:style-name="ro1">
          <table:table-cell office:value-type="float" office:value="0.00000007" calcext:value-type="float">
            <text:p>7E-08</text:p>
          </table:table-cell>
          <table:table-cell office:value-type="float" office:value="0.000021319906636659" calcext:value-type="float">
            <text:p>2.1319906636659E-05</text:p>
          </table:table-cell>
        </table:table-row>
        <table:table-row table:style-name="ro1">
          <table:table-cell office:value-type="float" office:value="0.00000008" calcext:value-type="float">
            <text:p>8E-08</text:p>
          </table:table-cell>
          <table:table-cell office:value-type="float" office:value="0.0146614845114088" calcext:value-type="float">
            <text:p>0.014661484511409</text:p>
          </table:table-cell>
        </table:table-row>
        <table:table-row table:style-name="ro1">
          <table:table-cell office:value-type="float" office:value="0.00000009" calcext:value-type="float">
            <text:p>9E-08</text:p>
          </table:table-cell>
          <table:table-cell office:value-type="float" office:value="2.2019148474676" calcext:value-type="float">
            <text:p>2.201914847467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114.794535767041" calcext:value-type="float">
            <text:p>114.794535767041</text:p>
          </table:table-cell>
        </table:table-row>
        <table:table-row table:style-name="ro1">
          <table:table-cell office:value-type="float" office:value="0.00000011" calcext:value-type="float">
            <text:p>1.1E-07</text:p>
          </table:table-cell>
          <table:table-cell office:value-type="float" office:value="2786.5347132297" calcext:value-type="float">
            <text:p>2786.5347132297</text:p>
          </table:table-cell>
        </table:table-row>
        <table:table-row table:style-name="ro1">
          <table:table-cell office:value-type="float" office:value="0.00000012" calcext:value-type="float">
            <text:p>1.2E-07</text:p>
          </table:table-cell>
          <table:table-cell office:value-type="float" office:value="38271.652028661" calcext:value-type="float">
            <text:p>38271.652028661</text:p>
          </table:table-cell>
        </table:table-row>
        <table:table-row table:style-name="ro1">
          <table:table-cell office:value-type="float" office:value="0.00000013" calcext:value-type="float">
            <text:p>1.3E-07</text:p>
          </table:table-cell>
          <table:table-cell office:value-type="float" office:value="340177.820835202" calcext:value-type="float">
            <text:p>340177.820835202</text:p>
          </table:table-cell>
        </table:table-row>
        <table:table-row table:style-name="ro1">
          <table:table-cell office:value-type="float" office:value="0.00000014" calcext:value-type="float">
            <text:p>1.4E-07</text:p>
          </table:table-cell>
          <table:table-cell office:value-type="float" office:value="2153004.06285335" calcext:value-type="float">
            <text:p>2153004.06285335</text:p>
          </table:table-cell>
        </table:table-row>
        <table:table-row table:style-name="ro1">
          <table:table-cell office:value-type="float" office:value="0.00000015" calcext:value-type="float">
            <text:p>1.5E-07</text:p>
          </table:table-cell>
          <table:table-cell office:value-type="float" office:value="10403737.0668023" calcext:value-type="float">
            <text:p>10403737.0668023</text:p>
          </table:table-cell>
        </table:table-row>
        <table:table-row table:style-name="ro1">
          <table:table-cell office:value-type="float" office:value="0.00000016" calcext:value-type="float">
            <text:p>1.6E-07</text:p>
          </table:table-cell>
          <table:table-cell office:value-type="float" office:value="40435359.2176825" calcext:value-type="float">
            <text:p>40435359.2176825</text:p>
          </table:table-cell>
        </table:table-row>
        <table:table-row table:style-name="ro1">
          <table:table-cell office:value-type="float" office:value="0.00000017" calcext:value-type="float">
            <text:p>1.7E-07</text:p>
          </table:table-cell>
          <table:table-cell office:value-type="float" office:value="131517419.493133" calcext:value-type="float">
            <text:p>131517419.493133</text:p>
          </table:table-cell>
        </table:table-row>
        <table:table-row table:style-name="ro1">
          <table:table-cell office:value-type="float" office:value="0.00000018" calcext:value-type="float">
            <text:p>1.8E-07</text:p>
          </table:table-cell>
          <table:table-cell office:value-type="float" office:value="369140151.888876" calcext:value-type="float">
            <text:p>369140151.888876</text:p>
          </table:table-cell>
        </table:table-row>
        <table:table-row table:style-name="ro1">
          <table:table-cell office:value-type="float" office:value="0.00000019" calcext:value-type="float">
            <text:p>1.9E-07</text:p>
          </table:table-cell>
          <table:table-cell office:value-type="float" office:value="915939733.954208" calcext:value-type="float">
            <text:p>915939733.954208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2048131839.23339" calcext:value-type="float">
            <text:p>2048131839.23339</text:p>
          </table:table-cell>
        </table:table-row>
        <table:table-row table:style-name="ro1">
          <table:table-cell office:value-type="float" office:value="0.00000021" calcext:value-type="float">
            <text:p>2.1E-07</text:p>
          </table:table-cell>
          <table:table-cell office:value-type="float" office:value="4191714862.12897" calcext:value-type="float">
            <text:p>4191714862.12897</text:p>
          </table:table-cell>
        </table:table-row>
        <table:table-row table:style-name="ro1">
          <table:table-cell office:value-type="float" office:value="0.00000022" calcext:value-type="float">
            <text:p>2.2E-07</text:p>
          </table:table-cell>
          <table:table-cell office:value-type="float" office:value="7951477251.92573" calcext:value-type="float">
            <text:p>7951477251.92573</text:p>
          </table:table-cell>
        </table:table-row>
        <table:table-row table:style-name="ro1">
          <table:table-cell office:value-type="float" office:value="0.00000023" calcext:value-type="float">
            <text:p>2.3E-07</text:p>
          </table:table-cell>
          <table:table-cell office:value-type="float" office:value="14126422647.0392" calcext:value-type="float">
            <text:p>14126422647.0392</text:p>
          </table:table-cell>
        </table:table-row>
        <table:table-row table:style-name="ro1">
          <table:table-cell office:value-type="float" office:value="0.00000024" calcext:value-type="float">
            <text:p>2.4E-07</text:p>
          </table:table-cell>
          <table:table-cell office:value-type="float" office:value="23707339093.4489" calcext:value-type="float">
            <text:p>23707339093.4489</text:p>
          </table:table-cell>
        </table:table-row>
        <table:table-row table:style-name="ro1">
          <table:table-cell office:value-type="float" office:value="0.00000025" calcext:value-type="float">
            <text:p>2.5E-07</text:p>
          </table:table-cell>
          <table:table-cell office:value-type="float" office:value="37855171680.8162" calcext:value-type="float">
            <text:p>37855171680.8162</text:p>
          </table:table-cell>
        </table:table-row>
        <table:table-row table:style-name="ro1">
          <table:table-cell office:value-type="float" office:value="0.00000026" calcext:value-type="float">
            <text:p>2.6E-07</text:p>
          </table:table-cell>
          <table:table-cell office:value-type="float" office:value="57861807557.2211" calcext:value-type="float">
            <text:p>57861807557.2211</text:p>
          </table:table-cell>
        </table:table-row>
        <table:table-row table:style-name="ro1">
          <table:table-cell office:value-type="float" office:value="0.00000027" calcext:value-type="float">
            <text:p>2.7E-07</text:p>
          </table:table-cell>
          <table:table-cell office:value-type="float" office:value="85097221701.5363" calcext:value-type="float">
            <text:p>85097221701.5363</text:p>
          </table:table-cell>
        </table:table-row>
        <table:table-row table:style-name="ro1">
          <table:table-cell office:value-type="float" office:value="0.00000028" calcext:value-type="float">
            <text:p>2.8E-07</text:p>
          </table:table-cell>
          <table:table-cell office:value-type="float" office:value="120948330285.385" calcext:value-type="float">
            <text:p>120948330285.385</text:p>
          </table:table-cell>
        </table:table-row>
        <table:table-row table:style-name="ro1">
          <table:table-cell office:value-type="float" office:value="0.00000029" calcext:value-type="float">
            <text:p>2.9E-07</text:p>
          </table:table-cell>
          <table:table-cell office:value-type="float" office:value="166755310915.444" calcext:value-type="float">
            <text:p>166755310915.444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223750733362.337" calcext:value-type="float">
            <text:p>223750733362.337</text:p>
          </table:table-cell>
        </table:table-row>
        <table:table-row table:style-name="ro1">
          <table:table-cell office:value-type="float" office:value="0.00000031" calcext:value-type="float">
            <text:p>3.1E-07</text:p>
          </table:table-cell>
          <table:table-cell office:value-type="float" office:value="293005860050.995" calcext:value-type="float">
            <text:p>293005860050.995</text:p>
          </table:table-cell>
        </table:table-row>
        <table:table-row table:style-name="ro1">
          <table:table-cell office:value-type="float" office:value="0.00000032" calcext:value-type="float">
            <text:p>3.2E-07</text:p>
          </table:table-cell>
          <table:table-cell office:value-type="float" office:value="375387198538.037" calcext:value-type="float">
            <text:p>375387198538.037</text:p>
          </table:table-cell>
        </table:table-row>
        <table:table-row table:style-name="ro1">
          <table:table-cell office:value-type="float" office:value="0.00000033" calcext:value-type="float">
            <text:p>3.3E-07</text:p>
          </table:table-cell>
          <table:table-cell office:value-type="float" office:value="471525055396.114" calcext:value-type="float">
            <text:p>471525055396.114</text:p>
          </table:table-cell>
        </table:table-row>
        <table:table-row table:style-name="ro1">
          <table:table-cell office:value-type="float" office:value="0.00000034" calcext:value-type="float">
            <text:p>3.4E-07</text:p>
          </table:table-cell>
          <table:table-cell office:value-type="float" office:value="581794624361.085" calcext:value-type="float">
            <text:p>581794624361.085</text:p>
          </table:table-cell>
        </table:table-row>
        <table:table-row table:style-name="ro1">
          <table:table-cell office:value-type="float" office:value="0.00000035" calcext:value-type="float">
            <text:p>3.5E-07</text:p>
          </table:table-cell>
          <table:table-cell office:value-type="float" office:value="706309144422.972" calcext:value-type="float">
            <text:p>706309144422.972</text:p>
          </table:table-cell>
        </table:table-row>
        <table:table-row table:style-name="ro1">
          <table:table-cell office:value-type="float" office:value="0.00000036" calcext:value-type="float">
            <text:p>3.6E-07</text:p>
          </table:table-cell>
          <table:table-cell office:value-type="float" office:value="844923929441.631" calcext:value-type="float">
            <text:p>844923929441.631</text:p>
          </table:table-cell>
        </table:table-row>
        <table:table-row table:style-name="ro1">
          <table:table-cell office:value-type="float" office:value="0.00000037" calcext:value-type="float">
            <text:p>3.7E-07</text:p>
          </table:table-cell>
          <table:table-cell office:value-type="float" office:value="997249599247.389" calcext:value-type="float">
            <text:p>997249599247.389</text:p>
          </table:table-cell>
        </table:table-row>
        <table:table-row table:style-name="ro1">
          <table:table-cell office:value-type="float" office:value="0.00000038" calcext:value-type="float">
            <text:p>3.8E-07</text:p>
          </table:table-cell>
          <table:table-cell office:value-type="float" office:value="1162672604008.8" calcext:value-type="float">
            <text:p>1162672604008.8</text:p>
          </table:table-cell>
        </table:table-row>
        <table:table-row table:style-name="ro1">
          <table:table-cell office:value-type="float" office:value="0.00000039" calcext:value-type="float">
            <text:p>3.9E-07</text:p>
          </table:table-cell>
          <table:table-cell office:value-type="float" office:value="1340381085068.21" calcext:value-type="float">
            <text:p>1340381085068.21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1529394208074.42" calcext:value-type="float">
            <text:p>1529394208074.42</text:p>
          </table:table-cell>
        </table:table-row>
        <table:table-row table:style-name="ro1">
          <table:table-cell office:value-type="float" office:value="0.00000041" calcext:value-type="float">
            <text:p>4.1E-07</text:p>
          </table:table-cell>
          <table:table-cell office:value-type="float" office:value="1728593291995.58" calcext:value-type="float">
            <text:p>1728593291995.58</text:p>
          </table:table-cell>
        </table:table-row>
        <table:table-row table:style-name="ro1">
          <table:table-cell office:value-type="float" office:value="0.00000042" calcext:value-type="float">
            <text:p>4.2E-07</text:p>
          </table:table-cell>
          <table:table-cell office:value-type="float" office:value="1936753300606.96" calcext:value-type="float">
            <text:p>1936753300606.96</text:p>
          </table:table-cell>
        </table:table-row>
        <table:table-row table:style-name="ro1">
          <table:table-cell office:value-type="float" office:value="0.00000043" calcext:value-type="float">
            <text:p>4.3E-07</text:p>
          </table:table-cell>
          <table:table-cell office:value-type="float" office:value="2152573529373.47" calcext:value-type="float">
            <text:p>2152573529373.47</text:p>
          </table:table-cell>
        </table:table-row>
        <table:table-row table:style-name="ro1">
          <table:table-cell office:value-type="float" office:value="0.00000044" calcext:value-type="float">
            <text:p>4.4E-07</text:p>
          </table:table-cell>
          <table:table-cell office:value-type="float" office:value="2374706586466.76" calcext:value-type="float">
            <text:p>2374706586466.76</text:p>
          </table:table-cell>
        </table:table-row>
        <table:table-row table:style-name="ro1">
          <table:table-cell office:value-type="float" office:value="0.00000045" calcext:value-type="float">
            <text:p>4.5E-07</text:p>
          </table:table-cell>
          <table:table-cell office:value-type="float" office:value="2601785015566.66" calcext:value-type="float">
            <text:p>2601785015566.66</text:p>
          </table:table-cell>
        </table:table-row>
        <table:table-row table:style-name="ro1">
          <table:table-cell office:value-type="float" office:value="0.00000046" calcext:value-type="float">
            <text:p>4.6E-07</text:p>
          </table:table-cell>
          <table:table-cell office:value-type="float" office:value="2832445129947.64" calcext:value-type="float">
            <text:p>2832445129947.64</text:p>
          </table:table-cell>
        </table:table-row>
        <table:table-row table:style-name="ro1">
          <table:table-cell office:value-type="float" office:value="0.00000047" calcext:value-type="float">
            <text:p>4.7E-07</text:p>
          </table:table-cell>
          <table:table-cell office:value-type="float" office:value="3065347816926.34" calcext:value-type="float">
            <text:p>3065347816926.34</text:p>
          </table:table-cell>
        </table:table-row>
        <table:table-row table:style-name="ro1">
          <table:table-cell office:value-type="float" office:value="0.00000048" calcext:value-type="float">
            <text:p>4.8E-07</text:p>
          </table:table-cell>
          <table:table-cell office:value-type="float" office:value="3299196227507.17" calcext:value-type="float">
            <text:p>3299196227507.17</text:p>
          </table:table-cell>
        </table:table-row>
        <table:table-row table:style-name="ro1">
          <table:table-cell office:value-type="float" office:value="0.00000049" calcext:value-type="float">
            <text:p>4.9E-07</text:p>
          </table:table-cell>
          <table:table-cell office:value-type="float" office:value="3532750389022.58" calcext:value-type="float">
            <text:p>3532750389022.58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3764838871377.04" calcext:value-type="float">
            <text:p>3764838871377.04</text:p>
          </table:table-cell>
        </table:table-row>
        <table:table-row table:style-name="ro1">
          <table:table-cell office:value-type="float" office:value="0.00000051" calcext:value-type="float">
            <text:p>5.1E-07</text:p>
          </table:table-cell>
          <table:table-cell office:value-type="float" office:value="3994367703744.48" calcext:value-type="float">
            <text:p>3994367703744.48</text:p>
          </table:table-cell>
        </table:table-row>
        <table:table-row table:style-name="ro1">
          <table:table-cell office:value-type="float" office:value="0.00000052" calcext:value-type="float">
            <text:p>5.2E-07</text:p>
          </table:table-cell>
          <table:table-cell office:value-type="float" office:value="4220326782206.75" calcext:value-type="float">
            <text:p>4220326782206.75</text:p>
          </table:table-cell>
        </table:table-row>
        <table:table-row table:style-name="ro1">
          <table:table-cell office:value-type="float" office:value="0.00000053" calcext:value-type="float">
            <text:p>5.3E-07</text:p>
          </table:table-cell>
          <table:table-cell office:value-type="float" office:value="4441794033845.28" calcext:value-type="float">
            <text:p>4441794033845.28</text:p>
          </table:table-cell>
        </table:table-row>
        <table:table-row table:style-name="ro1">
          <table:table-cell office:value-type="float" office:value="0.00000054" calcext:value-type="float">
            <text:p>5.4E-07</text:p>
          </table:table-cell>
          <table:table-cell office:value-type="float" office:value="4657937612977.95" calcext:value-type="float">
            <text:p>4657937612977.95</text:p>
          </table:table-cell>
        </table:table-row>
        <table:table-row table:style-name="ro1">
          <table:table-cell office:value-type="float" office:value="0.00000055" calcext:value-type="float">
            <text:p>5.5E-07</text:p>
          </table:table-cell>
          <table:table-cell office:value-type="float" office:value="4868016403972.08" calcext:value-type="float">
            <text:p>4868016403972.08</text:p>
          </table:table-cell>
        </table:table-row>
        <table:table-row table:style-name="ro1">
          <table:table-cell office:value-type="float" office:value="0.00000056" calcext:value-type="float">
            <text:p>5.6E-07</text:p>
          </table:table-cell>
          <table:table-cell office:value-type="float" office:value="5071379095326.84" calcext:value-type="float">
            <text:p>5071379095326.84</text:p>
          </table:table-cell>
        </table:table-row>
        <table:table-row table:style-name="ro1">
          <table:table-cell office:value-type="float" office:value="0.00000057" calcext:value-type="float">
            <text:p>5.7E-07</text:p>
          </table:table-cell>
          <table:table-cell office:value-type="float" office:value="5267462074012.58" calcext:value-type="float">
            <text:p>5267462074012.58</text:p>
          </table:table-cell>
        </table:table-row>
        <table:table-row table:style-name="ro1">
          <table:table-cell office:value-type="float" office:value="0.00000058" calcext:value-type="float">
            <text:p>5.8E-07</text:p>
          </table:table-cell>
          <table:table-cell office:value-type="float" office:value="5455786369446.08" calcext:value-type="float">
            <text:p>5455786369446.08</text:p>
          </table:table-cell>
        </table:table-row>
        <table:table-row table:style-name="ro1">
          <table:table-cell office:value-type="float" office:value="0.00000059" calcext:value-type="float">
            <text:p>5.9E-07</text:p>
          </table:table-cell>
          <table:table-cell office:value-type="float" office:value="5635953854620.76" calcext:value-type="float">
            <text:p>5635953854620.76</text:p>
          </table:table-cell>
        </table:table-row>
        <table:table-row table:style-name="ro1">
          <table:table-cell office:value-type="float" office:value="0.0000006" calcext:value-type="float">
            <text:p>6E-07</text:p>
          </table:table-cell>
          <table:table-cell office:value-type="float" office:value="5807642889092.56" calcext:value-type="float">
            <text:p>5807642889092.56</text:p>
          </table:table-cell>
        </table:table-row>
        <table:table-row table:style-name="ro1">
          <table:table-cell office:value-type="float" office:value="0.00000061" calcext:value-type="float">
            <text:p>6.1E-07</text:p>
          </table:table-cell>
          <table:table-cell office:value-type="float" office:value="5970603565719.1" calcext:value-type="float">
            <text:p>5970603565719.1</text:p>
          </table:table-cell>
        </table:table-row>
        <table:table-row table:style-name="ro1">
          <table:table-cell office:value-type="float" office:value="0.00000062" calcext:value-type="float">
            <text:p>6.2E-07</text:p>
          </table:table-cell>
          <table:table-cell office:value-type="float" office:value="6124652700974.84" calcext:value-type="float">
            <text:p>6124652700974.84</text:p>
          </table:table-cell>
        </table:table-row>
        <table:table-row table:style-name="ro1">
          <table:table-cell office:value-type="float" office:value="0.00000063" calcext:value-type="float">
            <text:p>6.3E-07</text:p>
          </table:table-cell>
          <table:table-cell office:value-type="float" office:value="6269668687813.98" calcext:value-type="float">
            <text:p>6269668687813.98</text:p>
          </table:table-cell>
        </table:table-row>
        <table:table-row table:style-name="ro1">
          <table:table-cell office:value-type="float" office:value="0.00000064" calcext:value-type="float">
            <text:p>6.4E-07</text:p>
          </table:table-cell>
          <table:table-cell office:value-type="float" office:value="6405586310744.57" calcext:value-type="float">
            <text:p>6405586310744.57</text:p>
          </table:table-cell>
        </table:table-row>
        <table:table-row table:style-name="ro1">
          <table:table-cell office:value-type="float" office:value="0.00000065" calcext:value-type="float">
            <text:p>6.5E-07</text:p>
          </table:table-cell>
          <table:table-cell office:value-type="float" office:value="6532391605198.18" calcext:value-type="float">
            <text:p>6532391605198.18</text:p>
          </table:table-cell>
        </table:table-row>
        <table:table-row table:style-name="ro1">
          <table:table-cell office:value-type="float" office:value="0.00000066" calcext:value-type="float">
            <text:p>6.6E-07</text:p>
          </table:table-cell>
          <table:table-cell office:value-type="float" office:value="6650116827507.58" calcext:value-type="float">
            <text:p>6650116827507.58</text:p>
          </table:table-cell>
        </table:table-row>
        <table:table-row table:style-name="ro1">
          <table:table-cell office:value-type="float" office:value="0.00000067" calcext:value-type="float">
            <text:p>6.7E-07</text:p>
          </table:table-cell>
          <table:table-cell office:value-type="float" office:value="6758835587840.69" calcext:value-type="float">
            <text:p>6758835587840.69</text:p>
          </table:table-cell>
        </table:table-row>
        <table:table-row table:style-name="ro1">
          <table:table-cell office:value-type="float" office:value="0.00000068" calcext:value-type="float">
            <text:p>6.8E-07</text:p>
          </table:table-cell>
          <table:table-cell office:value-type="float" office:value="6858658186228.91" calcext:value-type="float">
            <text:p>6858658186228.91</text:p>
          </table:table-cell>
        </table:table-row>
        <table:table-row table:style-name="ro1">
          <table:table-cell office:value-type="float" office:value="0.00000069" calcext:value-type="float">
            <text:p>6.9E-07</text:p>
          </table:table-cell>
          <table:table-cell office:value-type="float" office:value="6949727181276.71" calcext:value-type="float">
            <text:p>6949727181276.71</text:p>
          </table:table-cell>
        </table:table-row>
        <table:table-row table:style-name="ro1">
          <table:table-cell office:value-type="float" office:value="0.0000007" calcext:value-type="float">
            <text:p>7E-07</text:p>
          </table:table-cell>
          <table:table-cell office:value-type="float" office:value="7032213212128.3" calcext:value-type="float">
            <text:p>7032213212128.3</text:p>
          </table:table-cell>
        </table:table-row>
        <table:table-row table:style-name="ro1">
          <table:table-cell office:value-type="float" office:value="0.00000071" calcext:value-type="float">
            <text:p>7.1E-07</text:p>
          </table:table-cell>
          <table:table-cell office:value-type="float" office:value="7106311086664.29" calcext:value-type="float">
            <text:p>7106311086664.29</text:p>
          </table:table-cell>
        </table:table-row>
        <table:table-row table:style-name="ro1">
          <table:table-cell office:value-type="float" office:value="0.00000072" calcext:value-type="float">
            <text:p>7.2E-07</text:p>
          </table:table-cell>
          <table:table-cell office:value-type="float" office:value="7172236142567.37" calcext:value-type="float">
            <text:p>7172236142567.37</text:p>
          </table:table-cell>
        </table:table-row>
        <table:table-row table:style-name="ro1">
          <table:table-cell office:value-type="float" office:value="0.00000073" calcext:value-type="float">
            <text:p>7.3E-07</text:p>
          </table:table-cell>
          <table:table-cell office:value-type="float" office:value="7230220882691.03" calcext:value-type="float">
            <text:p>7230220882691.03</text:p>
          </table:table-cell>
        </table:table-row>
        <table:table-row table:style-name="ro1">
          <table:table-cell office:value-type="float" office:value="0.00000074" calcext:value-type="float">
            <text:p>7.4E-07</text:p>
          </table:table-cell>
          <table:table-cell office:value-type="float" office:value="7280511881957.86" calcext:value-type="float">
            <text:p>7280511881957.86</text:p>
          </table:table-cell>
        </table:table-row>
        <table:table-row table:style-name="ro1">
          <table:table-cell office:value-type="float" office:value="0.00000075" calcext:value-type="float">
            <text:p>7.5E-07</text:p>
          </table:table-cell>
          <table:table-cell office:value-type="float" office:value="7323366959671.9" calcext:value-type="float">
            <text:p>7323366959671.9</text:p>
          </table:table-cell>
        </table:table-row>
        <table:table-row table:style-name="ro1">
          <table:table-cell office:value-type="float" office:value="0.00000076" calcext:value-type="float">
            <text:p>7.6E-07</text:p>
          </table:table-cell>
          <table:table-cell office:value-type="float" office:value="7359052608539.86" calcext:value-type="float">
            <text:p>7359052608539.86</text:p>
          </table:table-cell>
        </table:table-row>
        <table:table-row table:style-name="ro1">
          <table:table-cell office:value-type="float" office:value="0.00000077" calcext:value-type="float">
            <text:p>7.7E-07</text:p>
          </table:table-cell>
          <table:table-cell office:value-type="float" office:value="7387841669744.96" calcext:value-type="float">
            <text:p>7387841669744.96</text:p>
          </table:table-cell>
        </table:table-row>
        <table:table-row table:style-name="ro1">
          <table:table-cell office:value-type="float" office:value="0.00000078" calcext:value-type="float">
            <text:p>7.8E-07</text:p>
          </table:table-cell>
          <table:table-cell office:value-type="float" office:value="7410011242010.9" calcext:value-type="float">
            <text:p>7410011242010.9</text:p>
          </table:table-cell>
        </table:table-row>
        <table:table-row table:style-name="ro1">
          <table:table-cell office:value-type="float" office:value="0.00000079" calcext:value-type="float">
            <text:p>7.9E-07</text:p>
          </table:table-cell>
          <table:table-cell office:value-type="float" office:value="7425840811642.18" calcext:value-type="float">
            <text:p>7425840811642.18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office:value-type="float" office:value="7435610589953.2" calcext:value-type="float">
            <text:p>7435610589953.2</text:p>
          </table:table-cell>
        </table:table-row>
        <table:table-row table:style-name="ro1">
          <table:table-cell office:value-type="float" office:value="0.00000081" calcext:value-type="float">
            <text:p>8.1E-07</text:p>
          </table:table-cell>
          <table:table-cell office:value-type="float" office:value="7439600044235.48" calcext:value-type="float">
            <text:p>7439600044235.48</text:p>
          </table:table-cell>
        </table:table-row>
        <table:table-row table:style-name="ro1">
          <table:table-cell office:value-type="float" office:value="0.00000082" calcext:value-type="float">
            <text:p>8.2E-07</text:p>
          </table:table-cell>
          <table:table-cell office:value-type="float" office:value="7438086608399.72" calcext:value-type="float">
            <text:p>7438086608399.72</text:p>
          </table:table-cell>
        </table:table-row>
        <table:table-row table:style-name="ro1">
          <table:table-cell office:value-type="float" office:value="0.00000083" calcext:value-type="float">
            <text:p>8.3E-07</text:p>
          </table:table-cell>
          <table:table-cell office:value-type="float" office:value="7431344559616.12" calcext:value-type="float">
            <text:p>7431344559616.12</text:p>
          </table:table-cell>
        </table:table-row>
        <table:table-row table:style-name="ro1">
          <table:table-cell office:value-type="float" office:value="0.00000084" calcext:value-type="float">
            <text:p>8.4E-07</text:p>
          </table:table-cell>
          <table:table-cell office:value-type="float" office:value="7419644047620.36" calcext:value-type="float">
            <text:p>7419644047620.36</text:p>
          </table:table-cell>
        </table:table-row>
        <table:table-row table:style-name="ro1">
          <table:table-cell office:value-type="float" office:value="0.00000085" calcext:value-type="float">
            <text:p>8.5E-07</text:p>
          </table:table-cell>
          <table:table-cell office:value-type="float" office:value="7403250263814.33" calcext:value-type="float">
            <text:p>7403250263814.33</text:p>
          </table:table-cell>
        </table:table-row>
        <table:table-row table:style-name="ro1">
          <table:table-cell office:value-type="float" office:value="0.00000086" calcext:value-type="float">
            <text:p>8.6E-07</text:p>
          </table:table-cell>
          <table:table-cell office:value-type="float" office:value="7382422737841.43" calcext:value-type="float">
            <text:p>7382422737841.43</text:p>
          </table:table-cell>
        </table:table-row>
        <table:table-row table:style-name="ro1">
          <table:table-cell office:value-type="float" office:value="0.00000087" calcext:value-type="float">
            <text:p>8.7E-07</text:p>
          </table:table-cell>
          <table:table-cell office:value-type="float" office:value="7357414749927.85" calcext:value-type="float">
            <text:p>7357414749927.85</text:p>
          </table:table-cell>
        </table:table-row>
        <table:table-row table:style-name="ro1">
          <table:table-cell office:value-type="float" office:value="0.00000088" calcext:value-type="float">
            <text:p>8.8E-07</text:p>
          </table:table-cell>
          <table:table-cell office:value-type="float" office:value="7328472847933.8" calcext:value-type="float">
            <text:p>7328472847933.8</text:p>
          </table:table-cell>
        </table:table-row>
        <table:table-row table:style-name="ro1">
          <table:table-cell office:value-type="float" office:value="0.00000089" calcext:value-type="float">
            <text:p>8.9E-07</text:p>
          </table:table-cell>
          <table:table-cell office:value-type="float" office:value="7295836458733.39" calcext:value-type="float">
            <text:p>7295836458733.39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7259737584224.59" calcext:value-type="float">
            <text:p>7259737584224.59</text:p>
          </table:table-cell>
        </table:table-row>
        <table:table-row table:style-name="ro1">
          <table:table-cell office:value-type="float" office:value="0.00000091" calcext:value-type="float">
            <text:p>9.1E-07</text:p>
          </table:table-cell>
          <table:table-cell office:value-type="float" office:value="7220400572951.23" calcext:value-type="float">
            <text:p>7220400572951.23</text:p>
          </table:table-cell>
        </table:table-row>
        <table:table-row table:style-name="ro1">
          <table:table-cell office:value-type="float" office:value="0.00000092" calcext:value-type="float">
            <text:p>9.2E-07</text:p>
          </table:table-cell>
          <table:table-cell office:value-type="float" office:value="7178041958986.19" calcext:value-type="float">
            <text:p>7178041958986.19</text:p>
          </table:table-cell>
        </table:table-row>
        <table:table-row table:style-name="ro1">
          <table:table-cell office:value-type="float" office:value="0.00000093" calcext:value-type="float">
            <text:p>9.3E-07</text:p>
          </table:table-cell>
          <table:table-cell office:value-type="float" office:value="7132870360373.95" calcext:value-type="float">
            <text:p>7132870360373.95</text:p>
          </table:table-cell>
        </table:table-row>
        <table:table-row table:style-name="ro1">
          <table:table-cell office:value-type="float" office:value="0.00000094" calcext:value-type="float">
            <text:p>9.4E-07</text:p>
          </table:table-cell>
          <table:table-cell office:value-type="float" office:value="7085086430055.3" calcext:value-type="float">
            <text:p>7085086430055.3</text:p>
          </table:table-cell>
        </table:table-row>
        <table:table-row table:style-name="ro1">
          <table:table-cell office:value-type="float" office:value="0.00000095" calcext:value-type="float">
            <text:p>9.5E-07</text:p>
          </table:table-cell>
          <table:table-cell office:value-type="float" office:value="7034882852793.09" calcext:value-type="float">
            <text:p>7034882852793.09</text:p>
          </table:table-cell>
        </table:table-row>
        <table:table-row table:style-name="ro1">
          <table:table-cell office:value-type="float" office:value="0.00000096" calcext:value-type="float">
            <text:p>9.6E-07</text:p>
          </table:table-cell>
          <table:table-cell office:value-type="float" office:value="6982444382184.75" calcext:value-type="float">
            <text:p>6982444382184.75</text:p>
          </table:table-cell>
        </table:table-row>
        <table:table-row table:style-name="ro1">
          <table:table-cell office:value-type="float" office:value="0.00000097" calcext:value-type="float">
            <text:p>9.7E-07</text:p>
          </table:table-cell>
          <table:table-cell office:value-type="float" office:value="6927947912380.42" calcext:value-type="float">
            <text:p>6927947912380.42</text:p>
          </table:table-cell>
        </table:table-row>
        <table:table-row table:style-name="ro1">
          <table:table-cell office:value-type="float" office:value="0.00000098" calcext:value-type="float">
            <text:p>9.8E-07</text:p>
          </table:table-cell>
          <table:table-cell office:value-type="float" office:value="6871562579627.41" calcext:value-type="float">
            <text:p>6871562579627.41</text:p>
          </table:table-cell>
        </table:table-row>
        <table:table-row table:style-name="ro1">
          <table:table-cell office:value-type="float" office:value="0.00000099" calcext:value-type="float">
            <text:p>9.9E-07</text:p>
          </table:table-cell>
          <table:table-cell office:value-type="float" office:value="6813449889229.57" calcext:value-type="float">
            <text:p>6813449889229.57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6753763863945.64" calcext:value-type="float">
            <text:p>6753763863945.64</text:p>
          </table:table-cell>
        </table:table-row>
        <table:table-row table:style-name="ro1">
          <table:table-cell office:value-type="float" office:value="0.00000101" calcext:value-type="float">
            <text:p>1.01E-06</text:p>
          </table:table-cell>
          <table:table-cell office:value-type="float" office:value="6692651210254.27" calcext:value-type="float">
            <text:p>6692651210254.27</text:p>
          </table:table-cell>
        </table:table-row>
        <table:table-row table:style-name="ro1">
          <table:table-cell office:value-type="float" office:value="0.00000102" calcext:value-type="float">
            <text:p>1.02E-06</text:p>
          </table:table-cell>
          <table:table-cell office:value-type="float" office:value="6630251499286.54" calcext:value-type="float">
            <text:p>6630251499286.54</text:p>
          </table:table-cell>
        </table:table-row>
        <table:table-row table:style-name="ro1">
          <table:table-cell office:value-type="float" office:value="0.00000103" calcext:value-type="float">
            <text:p>1.03E-06</text:p>
          </table:table-cell>
          <table:table-cell office:value-type="float" office:value="6566697359569.17" calcext:value-type="float">
            <text:p>6566697359569.17</text:p>
          </table:table-cell>
        </table:table-row>
        <table:table-row table:style-name="ro1">
          <table:table-cell office:value-type="float" office:value="0.00000104" calcext:value-type="float">
            <text:p>1.04E-06</text:p>
          </table:table-cell>
          <table:table-cell office:value-type="float" office:value="6502114679037.34" calcext:value-type="float">
            <text:p>6502114679037.34</text:p>
          </table:table-cell>
        </table:table-row>
        <table:table-row table:style-name="ro1">
          <table:table-cell office:value-type="float" office:value="0.00000105" calcext:value-type="float">
            <text:p>1.05E-06</text:p>
          </table:table-cell>
          <table:table-cell office:value-type="float" office:value="6436622814063.57" calcext:value-type="float">
            <text:p>6436622814063.57</text:p>
          </table:table-cell>
        </table:table-row>
        <table:table-row table:style-name="ro1">
          <table:table-cell office:value-type="float" office:value="0.00000106" calcext:value-type="float">
            <text:p>1.06E-06</text:p>
          </table:table-cell>
          <table:table-cell office:value-type="float" office:value="6370334803512.46" calcext:value-type="float">
            <text:p>6370334803512.46</text:p>
          </table:table-cell>
        </table:table-row>
        <table:table-row table:style-name="ro1">
          <table:table-cell office:value-type="float" office:value="0.00000107" calcext:value-type="float">
            <text:p>1.07E-06</text:p>
          </table:table-cell>
          <table:table-cell office:value-type="float" office:value="6303357586070.21" calcext:value-type="float">
            <text:p>6303357586070.21</text:p>
          </table:table-cell>
        </table:table-row>
        <table:table-row table:style-name="ro1">
          <table:table-cell office:value-type="float" office:value="0.00000108" calcext:value-type="float">
            <text:p>1.08E-06</text:p>
          </table:table-cell>
          <table:table-cell office:value-type="float" office:value="6235792219315.45" calcext:value-type="float">
            <text:p>6235792219315.45</text:p>
          </table:table-cell>
        </table:table-row>
        <table:table-row table:style-name="ro1">
          <table:table-cell office:value-type="float" office:value="0.00000109" calcext:value-type="float">
            <text:p>1.09E-06</text:p>
          </table:table-cell>
          <table:table-cell office:value-type="float" office:value="6167734099194.42" calcext:value-type="float">
            <text:p>6167734099194.42</text:p>
          </table:table-cell>
        </table:table-row>
        <table:table-row table:style-name="ro1">
          <table:table-cell office:value-type="float" office:value="0.0000011" calcext:value-type="float">
            <text:p>1.1E-06</text:p>
          </table:table-cell>
          <table:table-cell office:value-type="float" office:value="6099273178741.72" calcext:value-type="float">
            <text:p>6099273178741.72</text:p>
          </table:table-cell>
        </table:table-row>
        <table:table-row table:style-name="ro1">
          <table:table-cell office:value-type="float" office:value="0.00000111" calcext:value-type="float">
            <text:p>1.11E-06</text:p>
          </table:table-cell>
          <table:table-cell office:value-type="float" office:value="6030494185047.66" calcext:value-type="float">
            <text:p>6030494185047.66</text:p>
          </table:table-cell>
        </table:table-row>
        <table:table-row table:style-name="ro1">
          <table:table-cell office:value-type="float" office:value="0.00000112" calcext:value-type="float">
            <text:p>1.12E-06</text:p>
          </table:table-cell>
          <table:table-cell office:value-type="float" office:value="5961476833618.04" calcext:value-type="float">
            <text:p>5961476833618.04</text:p>
          </table:table-cell>
        </table:table-row>
        <table:table-row table:style-name="ro1">
          <table:table-cell office:value-type="float" office:value="0.00000113" calcext:value-type="float">
            <text:p>1.13E-06</text:p>
          </table:table-cell>
          <table:table-cell office:value-type="float" office:value="5892296039400.68" calcext:value-type="float">
            <text:p>5892296039400.68</text:p>
          </table:table-cell>
        </table:table-row>
        <table:table-row table:style-name="ro1">
          <table:table-cell office:value-type="float" office:value="0.00000114" calcext:value-type="float">
            <text:p>1.14E-06</text:p>
          </table:table-cell>
          <table:table-cell office:value-type="float" office:value="5823022123869.24" calcext:value-type="float">
            <text:p>5823022123869.24</text:p>
          </table:table-cell>
        </table:table-row>
        <table:table-row table:style-name="ro1">
          <table:table-cell office:value-type="float" office:value="0.00000115" calcext:value-type="float">
            <text:p>1.15E-06</text:p>
          </table:table-cell>
          <table:table-cell office:value-type="float" office:value="5753721017657.87" calcext:value-type="float">
            <text:p>5753721017657.87</text:p>
          </table:table-cell>
        </table:table-row>
        <table:table-row table:style-name="ro1">
          <table:table-cell office:value-type="float" office:value="0.00000116" calcext:value-type="float">
            <text:p>1.16E-06</text:p>
          </table:table-cell>
          <table:table-cell office:value-type="float" office:value="5684454458331.86" calcext:value-type="float">
            <text:p>5684454458331.86</text:p>
          </table:table-cell>
        </table:table-row>
        <table:table-row table:style-name="ro1">
          <table:table-cell office:value-type="float" office:value="0.00000117" calcext:value-type="float">
            <text:p>1.17E-06</text:p>
          </table:table-cell>
          <table:table-cell office:value-type="float" office:value="5615280182961.41" calcext:value-type="float">
            <text:p>5615280182961.41</text:p>
          </table:table-cell>
        </table:table-row>
        <table:table-row table:style-name="ro1">
          <table:table-cell office:value-type="float" office:value="0.00000118" calcext:value-type="float">
            <text:p>1.18E-06</text:p>
          </table:table-cell>
          <table:table-cell office:value-type="float" office:value="5546252115237.41" calcext:value-type="float">
            <text:p>5546252115237.41</text:p>
          </table:table-cell>
        </table:table-row>
        <table:table-row table:style-name="ro1">
          <table:table-cell office:value-type="float" office:value="0.00000119" calcext:value-type="float">
            <text:p>1.19E-06</text:p>
          </table:table-cell>
          <table:table-cell office:value-type="float" office:value="5477420546931.72" calcext:value-type="float">
            <text:p>5477420546931.72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5408832313560.74" calcext:value-type="float">
            <text:p>5408832313560.74</text:p>
          </table:table-cell>
        </table:table-row>
        <table:table-row table:style-name="ro1">
          <table:table-cell office:value-type="float" office:value="0.00000121" calcext:value-type="float">
            <text:p>1.21E-06</text:p>
          </table:table-cell>
          <table:table-cell office:value-type="float" office:value="5340530964159.43" calcext:value-type="float">
            <text:p>5340530964159.43</text:p>
          </table:table-cell>
        </table:table-row>
        <table:table-row table:style-name="ro1">
          <table:table-cell office:value-type="float" office:value="0.00000122" calcext:value-type="float">
            <text:p>1.22E-06</text:p>
          </table:table-cell>
          <table:table-cell office:value-type="float" office:value="5272556925116.24" calcext:value-type="float">
            <text:p>5272556925116.24</text:p>
          </table:table-cell>
        </table:table-row>
        <table:table-row table:style-name="ro1">
          <table:table-cell office:value-type="float" office:value="0.00000123" calcext:value-type="float">
            <text:p>1.23E-06</text:p>
          </table:table-cell>
          <table:table-cell office:value-type="float" office:value="5204947658055.95" calcext:value-type="float">
            <text:p>5204947658055.95</text:p>
          </table:table-cell>
        </table:table-row>
        <table:table-row table:style-name="ro1">
          <table:table-cell office:value-type="float" office:value="0.00000124" calcext:value-type="float">
            <text:p>1.24E-06</text:p>
          </table:table-cell>
          <table:table-cell office:value-type="float" office:value="5137737811789.88" calcext:value-type="float">
            <text:p>5137737811789.88</text:p>
          </table:table-cell>
        </table:table-row>
        <table:table-row table:style-name="ro1">
          <table:table-cell office:value-type="float" office:value="0.00000125" calcext:value-type="float">
            <text:p>1.25E-06</text:p>
          </table:table-cell>
          <table:table-cell office:value-type="float" office:value="5070959368379.92" calcext:value-type="float">
            <text:p>5070959368379.92</text:p>
          </table:table-cell>
        </table:table-row>
        <table:table-row table:style-name="ro1">
          <table:table-cell office:value-type="float" office:value="0.00000126" calcext:value-type="float">
            <text:p>1.26E-06</text:p>
          </table:table-cell>
          <table:table-cell office:value-type="float" office:value="5004641783386.82" calcext:value-type="float">
            <text:p>5004641783386.82</text:p>
          </table:table-cell>
        </table:table-row>
        <table:table-row table:style-name="ro1">
          <table:table-cell office:value-type="float" office:value="0.00000127" calcext:value-type="float">
            <text:p>1.27E-06</text:p>
          </table:table-cell>
          <table:table-cell office:value-type="float" office:value="4938812120392.29" calcext:value-type="float">
            <text:p>4938812120392.29</text:p>
          </table:table-cell>
        </table:table-row>
        <table:table-row table:style-name="ro1">
          <table:table-cell office:value-type="float" office:value="0.00000128" calcext:value-type="float">
            <text:p>1.28E-06</text:p>
          </table:table-cell>
          <table:table-cell office:value-type="float" office:value="4873495179901.89" calcext:value-type="float">
            <text:p>4873495179901.89</text:p>
          </table:table-cell>
        </table:table-row>
        <table:table-row table:style-name="ro1">
          <table:table-cell office:value-type="float" office:value="0.00000129" calcext:value-type="float">
            <text:p>1.29E-06</text:p>
          </table:table-cell>
          <table:table-cell office:value-type="float" office:value="4808713622748.43" calcext:value-type="float">
            <text:p>4808713622748.43</text:p>
          </table:table-cell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office:value-type="float" office:value="4744488088127.84" calcext:value-type="float">
            <text:p>4744488088127.84</text:p>
          </table:table-cell>
        </table:table-row>
        <table:table-row table:style-name="ro1">
          <table:table-cell office:value-type="float" office:value="0.00000131" calcext:value-type="float">
            <text:p>1.31E-06</text:p>
          </table:table-cell>
          <table:table-cell office:value-type="float" office:value="4680837306407.46" calcext:value-type="float">
            <text:p>4680837306407.46</text:p>
          </table:table-cell>
        </table:table-row>
        <table:table-row table:style-name="ro1">
          <table:table-cell office:value-type="float" office:value="0.00000132" calcext:value-type="float">
            <text:p>1.32E-06</text:p>
          </table:table-cell>
          <table:table-cell office:value-type="float" office:value="4617778206854.37" calcext:value-type="float">
            <text:p>4617778206854.37</text:p>
          </table:table-cell>
        </table:table-row>
        <table:table-row table:style-name="ro1">
          <table:table-cell office:value-type="float" office:value="0.00000133" calcext:value-type="float">
            <text:p>1.33E-06</text:p>
          </table:table-cell>
          <table:table-cell office:value-type="float" office:value="4555326020436.36" calcext:value-type="float">
            <text:p>4555326020436.36</text:p>
          </table:table-cell>
        </table:table-row>
        <table:table-row table:style-name="ro1">
          <table:table-cell office:value-type="float" office:value="0.00000134" calcext:value-type="float">
            <text:p>1.34E-06</text:p>
          </table:table-cell>
          <table:table-cell office:value-type="float" office:value="4493494377851.75" calcext:value-type="float">
            <text:p>4493494377851.75</text:p>
          </table:table-cell>
        </table:table-row>
        <table:table-row table:style-name="ro1">
          <table:table-cell office:value-type="float" office:value="0.00000135" calcext:value-type="float">
            <text:p>1.35E-06</text:p>
          </table:table-cell>
          <table:table-cell office:value-type="float" office:value="4432295402947" calcext:value-type="float">
            <text:p>4432295402947</text:p>
          </table:table-cell>
        </table:table-row>
        <table:table-row table:style-name="ro1">
          <table:table-cell office:value-type="float" office:value="0.00000136" calcext:value-type="float">
            <text:p>1.36E-06</text:p>
          </table:table-cell>
          <table:table-cell office:value-type="float" office:value="4371739801681.95" calcext:value-type="float">
            <text:p>4371739801681.95</text:p>
          </table:table-cell>
        </table:table-row>
        <table:table-row table:style-name="ro1">
          <table:table-cell office:value-type="float" office:value="0.00000137" calcext:value-type="float">
            <text:p>1.37E-06</text:p>
          </table:table-cell>
          <table:table-cell office:value-type="float" office:value="4311836946803.01" calcext:value-type="float">
            <text:p>4311836946803.01</text:p>
          </table:table-cell>
        </table:table-row>
        <table:table-row table:style-name="ro1">
          <table:table-cell office:value-type="float" office:value="0.00000138" calcext:value-type="float">
            <text:p>1.38E-06</text:p>
          </table:table-cell>
          <table:table-cell office:value-type="float" office:value="4252594958384.03" calcext:value-type="float">
            <text:p>4252594958384.03</text:p>
          </table:table-cell>
        </table:table-row>
        <table:table-row table:style-name="ro1">
          <table:table-cell office:value-type="float" office:value="0.00000139" calcext:value-type="float">
            <text:p>1.39E-06</text:p>
          </table:table-cell>
          <table:table-cell office:value-type="float" office:value="4194020780393.11" calcext:value-type="float">
            <text:p>4194020780393.11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4136120253441.62" calcext:value-type="float">
            <text:p>4136120253441.62</text:p>
          </table:table-cell>
        </table:table-row>
        <table:table-row table:style-name="ro1">
          <table:table-cell office:value-type="float" office:value="0.00000141" calcext:value-type="float">
            <text:p>1.41E-06</text:p>
          </table:table-cell>
          <table:table-cell office:value-type="float" office:value="4078898183869.57" calcext:value-type="float">
            <text:p>4078898183869.57</text:p>
          </table:table-cell>
        </table:table-row>
        <table:table-row table:style-name="ro1">
          <table:table-cell office:value-type="float" office:value="0.00000142" calcext:value-type="float">
            <text:p>1.42E-06</text:p>
          </table:table-cell>
          <table:table-cell office:value-type="float" office:value="4022358409318.1" calcext:value-type="float">
            <text:p>4022358409318.1</text:p>
          </table:table-cell>
        </table:table-row>
        <table:table-row table:style-name="ro1">
          <table:table-cell office:value-type="float" office:value="0.00000143" calcext:value-type="float">
            <text:p>1.43E-06</text:p>
          </table:table-cell>
          <table:table-cell office:value-type="float" office:value="3966503860936.76" calcext:value-type="float">
            <text:p>3966503860936.76</text:p>
          </table:table-cell>
        </table:table-row>
        <table:table-row table:style-name="ro1">
          <table:table-cell office:value-type="float" office:value="0.00000144" calcext:value-type="float">
            <text:p>1.44E-06</text:p>
          </table:table-cell>
          <table:table-cell office:value-type="float" office:value="3911336622369.9" calcext:value-type="float">
            <text:p>3911336622369.9</text:p>
          </table:table-cell>
        </table:table-row>
        <table:table-row table:style-name="ro1">
          <table:table-cell office:value-type="float" office:value="0.00000145" calcext:value-type="float">
            <text:p>1.45E-06</text:p>
          </table:table-cell>
          <table:table-cell office:value-type="float" office:value="3856857985662.29" calcext:value-type="float">
            <text:p>3856857985662.29</text:p>
          </table:table-cell>
        </table:table-row>
        <table:table-row table:style-name="ro1">
          <table:table-cell office:value-type="float" office:value="0.00000146" calcext:value-type="float">
            <text:p>1.46E-06</text:p>
          </table:table-cell>
          <table:table-cell office:value-type="float" office:value="3803068504220.34" calcext:value-type="float">
            <text:p>3803068504220.34</text:p>
          </table:table-cell>
        </table:table-row>
        <table:table-row table:style-name="ro1">
          <table:table-cell office:value-type="float" office:value="0.00000147" calcext:value-type="float">
            <text:p>1.47E-06</text:p>
          </table:table-cell>
          <table:table-cell office:value-type="float" office:value="3749968042961.21" calcext:value-type="float">
            <text:p>3749968042961.21</text:p>
          </table:table-cell>
        </table:table-row>
        <table:table-row table:style-name="ro1">
          <table:table-cell office:value-type="float" office:value="0.00000148" calcext:value-type="float">
            <text:p>1.48E-06</text:p>
          </table:table-cell>
          <table:table-cell office:value-type="float" office:value="3697555825777.68" calcext:value-type="float">
            <text:p>3697555825777.68</text:p>
          </table:table-cell>
        </table:table-row>
        <table:table-row table:style-name="ro1">
          <table:table-cell office:value-type="float" office:value="0.00000149" calcext:value-type="float">
            <text:p>1.49E-06</text:p>
          </table:table-cell>
          <table:table-cell office:value-type="float" office:value="3645830480442.66" calcext:value-type="float">
            <text:p>3645830480442.66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3594790081072.55" calcext:value-type="float">
            <text:p>3594790081072.55</text:p>
          </table:table-cell>
        </table:table-row>
        <table:table-row table:style-name="ro1">
          <table:table-cell office:value-type="float" office:value="0.00000151" calcext:value-type="float">
            <text:p>1.51E-06</text:p>
          </table:table-cell>
          <table:table-cell office:value-type="float" office:value="3544432188264.82" calcext:value-type="float">
            <text:p>3544432188264.82</text:p>
          </table:table-cell>
        </table:table-row>
        <table:table-row table:style-name="ro1">
          <table:table-cell office:value-type="float" office:value="0.00000152" calcext:value-type="float">
            <text:p>1.52E-06</text:p>
          </table:table-cell>
          <table:table-cell office:value-type="float" office:value="3494753887020.45" calcext:value-type="float">
            <text:p>3494753887020.45</text:p>
          </table:table-cell>
        </table:table-row>
        <table:table-row table:style-name="ro1">
          <table:table-cell office:value-type="float" office:value="0.00000153" calcext:value-type="float">
            <text:p>1.53E-06</text:p>
          </table:table-cell>
          <table:table-cell office:value-type="float" office:value="3445751822557.9" calcext:value-type="float">
            <text:p>3445751822557.9</text:p>
          </table:table-cell>
        </table:table-row>
        <table:table-row table:style-name="ro1">
          <table:table-cell office:value-type="float" office:value="0.00000154" calcext:value-type="float">
            <text:p>1.54E-06</text:p>
          </table:table-cell>
          <table:table-cell office:value-type="float" office:value="3397422234121.12" calcext:value-type="float">
            <text:p>3397422234121.12</text:p>
          </table:table-cell>
        </table:table-row>
        <table:table-row table:style-name="ro1">
          <table:table-cell office:value-type="float" office:value="0.00000155" calcext:value-type="float">
            <text:p>1.55E-06</text:p>
          </table:table-cell>
          <table:table-cell office:value-type="float" office:value="3349760986879.7" calcext:value-type="float">
            <text:p>3349760986879.7</text:p>
          </table:table-cell>
        </table:table-row>
        <table:table-row table:style-name="ro1">
          <table:table-cell office:value-type="float" office:value="0.00000156" calcext:value-type="float">
            <text:p>1.56E-06</text:p>
          </table:table-cell>
          <table:table-cell office:value-type="float" office:value="3302763602015.61" calcext:value-type="float">
            <text:p>3302763602015.61</text:p>
          </table:table-cell>
        </table:table-row>
        <table:table-row table:style-name="ro1">
          <table:table-cell office:value-type="float" office:value="0.00000157" calcext:value-type="float">
            <text:p>1.57E-06</text:p>
          </table:table-cell>
          <table:table-cell office:value-type="float" office:value="3256425285086.76" calcext:value-type="float">
            <text:p>3256425285086.76</text:p>
          </table:table-cell>
        </table:table-row>
        <table:table-row table:style-name="ro1">
          <table:table-cell office:value-type="float" office:value="0.00000158" calcext:value-type="float">
            <text:p>1.58E-06</text:p>
          </table:table-cell>
          <table:table-cell office:value-type="float" office:value="3210740952753.84" calcext:value-type="float">
            <text:p>3210740952753.84</text:p>
          </table:table-cell>
        </table:table-row>
        <table:table-row table:style-name="ro1">
          <table:table-cell office:value-type="float" office:value="0.00000159" calcext:value-type="float">
            <text:p>1.59E-06</text:p>
          </table:table-cell>
          <table:table-cell office:value-type="float" office:value="3165705257953.23" calcext:value-type="float">
            <text:p>3165705257953.23</text:p>
          </table:table-cell>
        </table:table-row>
        <table:table-row table:style-name="ro1">
          <table:table-cell office:value-type="float" office:value="0.0000016" calcext:value-type="float">
            <text:p>1.6E-06</text:p>
          </table:table-cell>
          <table:table-cell office:value-type="float" office:value="3121312613595" calcext:value-type="float">
            <text:p>3121312613595</text:p>
          </table:table-cell>
        </table:table-row>
        <table:table-row table:style-name="ro1">
          <table:table-cell office:value-type="float" office:value="0.00000161" calcext:value-type="float">
            <text:p>1.61E-06</text:p>
          </table:table-cell>
          <table:table-cell office:value-type="float" office:value="3077557214861.65" calcext:value-type="float">
            <text:p>3077557214861.65</text:p>
          </table:table-cell>
        </table:table-row>
        <table:table-row table:style-name="ro1">
          <table:table-cell office:value-type="float" office:value="0.00000162" calcext:value-type="float">
            <text:p>1.62E-06</text:p>
          </table:table-cell>
          <table:table-cell office:value-type="float" office:value="3034433060179.65" calcext:value-type="float">
            <text:p>3034433060179.65</text:p>
          </table:table-cell>
        </table:table-row>
        <table:table-row table:style-name="ro1">
          <table:table-cell office:value-type="float" office:value="0.00000163" calcext:value-type="float">
            <text:p>1.63E-06</text:p>
          </table:table-cell>
          <table:table-cell office:value-type="float" office:value="2991933970932.74" calcext:value-type="float">
            <text:p>2991933970932.74</text:p>
          </table:table-cell>
        </table:table-row>
        <table:table-row table:style-name="ro1">
          <table:table-cell office:value-type="float" office:value="0.00000164" calcext:value-type="float">
            <text:p>1.64E-06</text:p>
          </table:table-cell>
          <table:table-cell office:value-type="float" office:value="2950053609982.57" calcext:value-type="float">
            <text:p>2950053609982.57</text:p>
          </table:table-cell>
        </table:table-row>
        <table:table-row table:style-name="ro1">
          <table:table-cell office:value-type="float" office:value="0.00000165" calcext:value-type="float">
            <text:p>1.65E-06</text:p>
          </table:table-cell>
          <table:table-cell office:value-type="float" office:value="2908785499059.36" calcext:value-type="float">
            <text:p>2908785499059.36</text:p>
          </table:table-cell>
        </table:table-row>
        <table:table-row table:style-name="ro1">
          <table:table-cell office:value-type="float" office:value="0.00000166" calcext:value-type="float">
            <text:p>1.66E-06</text:p>
          </table:table-cell>
          <table:table-cell office:value-type="float" office:value="2868123035082.28" calcext:value-type="float">
            <text:p>2868123035082.28</text:p>
          </table:table-cell>
        </table:table-row>
        <table:table-row table:style-name="ro1">
          <table:table-cell office:value-type="float" office:value="0.00000167" calcext:value-type="float">
            <text:p>1.67E-06</text:p>
          </table:table-cell>
          <table:table-cell office:value-type="float" office:value="2828059505466.24" calcext:value-type="float">
            <text:p>2828059505466.24</text:p>
          </table:table-cell>
        </table:table-row>
        <table:table-row table:style-name="ro1">
          <table:table-cell office:value-type="float" office:value="0.00000168" calcext:value-type="float">
            <text:p>1.68E-06</text:p>
          </table:table-cell>
          <table:table-cell office:value-type="float" office:value="2788588102469.33" calcext:value-type="float">
            <text:p>2788588102469.33</text:p>
          </table:table-cell>
        </table:table-row>
        <table:table-row table:style-name="ro1">
          <table:table-cell office:value-type="float" office:value="0.00000169" calcext:value-type="float">
            <text:p>1.69E-06</text:p>
          </table:table-cell>
          <table:table-cell office:value-type="float" office:value="2749701936632.32" calcext:value-type="float">
            <text:p>2749701936632.32</text:p>
          </table:table-cell>
        </table:table-row>
        <table:table-row table:style-name="ro1">
          <table:table-cell office:value-type="float" office:value="0.0000017" calcext:value-type="float">
            <text:p>1.7E-06</text:p>
          </table:table-cell>
          <table:table-cell office:value-type="float" office:value="2711394049359.23" calcext:value-type="float">
            <text:p>2711394049359.23</text:p>
          </table:table-cell>
        </table:table-row>
        <table:table-row table:style-name="ro1">
          <table:table-cell office:value-type="float" office:value="0.00000171" calcext:value-type="float">
            <text:p>1.71E-06</text:p>
          </table:table-cell>
          <table:table-cell office:value-type="float" office:value="2673657424685.53" calcext:value-type="float">
            <text:p>2673657424685.53</text:p>
          </table:table-cell>
        </table:table-row>
        <table:table-row table:style-name="ro1">
          <table:table-cell office:value-type="float" office:value="0.00000172" calcext:value-type="float">
            <text:p>1.72E-06</text:p>
          </table:table-cell>
          <table:table-cell office:value-type="float" office:value="2636485000278.17" calcext:value-type="float">
            <text:p>2636485000278.17</text:p>
          </table:table-cell>
        </table:table-row>
        <table:table-row table:style-name="ro1">
          <table:table-cell office:value-type="float" office:value="0.00000173" calcext:value-type="float">
            <text:p>1.73E-06</text:p>
          </table:table-cell>
          <table:table-cell office:value-type="float" office:value="2599869677709.76" calcext:value-type="float">
            <text:p>2599869677709.76</text:p>
          </table:table-cell>
        </table:table-row>
        <table:table-row table:style-name="ro1">
          <table:table-cell office:value-type="float" office:value="0.00000174" calcext:value-type="float">
            <text:p>1.74E-06</text:p>
          </table:table-cell>
          <table:table-cell office:value-type="float" office:value="2563804332046.46" calcext:value-type="float">
            <text:p>2563804332046.46</text:p>
          </table:table-cell>
        </table:table-row>
        <table:table-row table:style-name="ro1">
          <table:table-cell office:value-type="float" office:value="0.00000175" calcext:value-type="float">
            <text:p>1.75E-06</text:p>
          </table:table-cell>
          <table:table-cell office:value-type="float" office:value="2528281820787.98" calcext:value-type="float">
            <text:p>2528281820787.98</text:p>
          </table:table-cell>
        </table:table-row>
        <table:table-row table:style-name="ro1">
          <table:table-cell office:value-type="float" office:value="0.00000176" calcext:value-type="float">
            <text:p>1.76E-06</text:p>
          </table:table-cell>
          <table:table-cell office:value-type="float" office:value="2493294992195.38" calcext:value-type="float">
            <text:p>2493294992195.38</text:p>
          </table:table-cell>
        </table:table-row>
        <table:table-row table:style-name="ro1">
          <table:table-cell office:value-type="float" office:value="0.00000177" calcext:value-type="float">
            <text:p>1.77E-06</text:p>
          </table:table-cell>
          <table:table-cell office:value-type="float" office:value="2458836693041.07" calcext:value-type="float">
            <text:p>2458836693041.07</text:p>
          </table:table-cell>
        </table:table-row>
        <table:table-row table:style-name="ro1">
          <table:table-cell office:value-type="float" office:value="0.00000178" calcext:value-type="float">
            <text:p>1.78E-06</text:p>
          </table:table-cell>
          <table:table-cell office:value-type="float" office:value="2424899775813.38" calcext:value-type="float">
            <text:p>2424899775813.38</text:p>
          </table:table-cell>
        </table:table-row>
        <table:table-row table:style-name="ro1">
          <table:table-cell office:value-type="float" office:value="0.00000179" calcext:value-type="float">
            <text:p>1.79E-06</text:p>
          </table:table-cell>
          <table:table-cell office:value-type="float" office:value="2391477105406.53" calcext:value-type="float">
            <text:p>2391477105406.53</text:p>
          </table:table-cell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office:value-type="float" office:value="2358561565325.16" calcext:value-type="float">
            <text:p>2358561565325.16</text:p>
          </table:table-cell>
        </table:table-row>
        <table:table-row table:style-name="ro1">
          <table:table-cell office:value-type="float" office:value="0.00000181" calcext:value-type="float">
            <text:p>1.81E-06</text:p>
          </table:table-cell>
          <table:table-cell office:value-type="float" office:value="2326146063431.17" calcext:value-type="float">
            <text:p>2326146063431.17</text:p>
          </table:table-cell>
        </table:table-row>
        <table:table-row table:style-name="ro1">
          <table:table-cell office:value-type="float" office:value="0.00000182" calcext:value-type="float">
            <text:p>1.82E-06</text:p>
          </table:table-cell>
          <table:table-cell office:value-type="float" office:value="2294223537259.02" calcext:value-type="float">
            <text:p>2294223537259.02</text:p>
          </table:table-cell>
        </table:table-row>
        <table:table-row table:style-name="ro1">
          <table:table-cell office:value-type="float" office:value="0.00000183" calcext:value-type="float">
            <text:p>1.83E-06</text:p>
          </table:table-cell>
          <table:table-cell office:value-type="float" office:value="2262786958924.48" calcext:value-type="float">
            <text:p>2262786958924.48</text:p>
          </table:table-cell>
        </table:table-row>
        <table:table-row table:style-name="ro1">
          <table:table-cell office:value-type="float" office:value="0.00000184" calcext:value-type="float">
            <text:p>1.84E-06</text:p>
          </table:table-cell>
          <table:table-cell office:value-type="float" office:value="2231829339650.26" calcext:value-type="float">
            <text:p>2231829339650.26</text:p>
          </table:table-cell>
        </table:table-row>
        <table:table-row table:style-name="ro1">
          <table:table-cell office:value-type="float" office:value="0.00000185" calcext:value-type="float">
            <text:p>1.85E-06</text:p>
          </table:table-cell>
          <table:table-cell office:value-type="float" office:value="2201343733930.97" calcext:value-type="float">
            <text:p>2201343733930.97</text:p>
          </table:table-cell>
        </table:table-row>
        <table:table-row table:style-name="ro1">
          <table:table-cell office:value-type="float" office:value="0.00000186" calcext:value-type="float">
            <text:p>1.86E-06</text:p>
          </table:table-cell>
          <table:table-cell office:value-type="float" office:value="2171323243358.5" calcext:value-type="float">
            <text:p>2171323243358.5</text:p>
          </table:table-cell>
        </table:table-row>
        <table:table-row table:style-name="ro1">
          <table:table-cell office:value-type="float" office:value="0.00000187" calcext:value-type="float">
            <text:p>1.87E-06</text:p>
          </table:table-cell>
          <table:table-cell office:value-type="float" office:value="2141761020127.82" calcext:value-type="float">
            <text:p>2141761020127.82</text:p>
          </table:table-cell>
        </table:table-row>
        <table:table-row table:style-name="ro1">
          <table:table-cell office:value-type="float" office:value="0.00000188" calcext:value-type="float">
            <text:p>1.88E-06</text:p>
          </table:table-cell>
          <table:table-cell office:value-type="float" office:value="2112650270242.19" calcext:value-type="float">
            <text:p>2112650270242.19</text:p>
          </table:table-cell>
        </table:table-row>
        <table:table-row table:style-name="ro1">
          <table:table-cell office:value-type="float" office:value="0.00000189" calcext:value-type="float">
            <text:p>1.89E-06</text:p>
          </table:table-cell>
          <table:table-cell office:value-type="float" office:value="2083984256435.73" calcext:value-type="float">
            <text:p>2083984256435.73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2055756300830.23" calcext:value-type="float">
            <text:p>2055756300830.23</text:p>
          </table:table-cell>
        </table:table-row>
        <table:table-row table:style-name="ro1">
          <table:table-cell office:value-type="float" office:value="0.00000191" calcext:value-type="float">
            <text:p>1.91E-06</text:p>
          </table:table-cell>
          <table:table-cell office:value-type="float" office:value="2027959787342.43" calcext:value-type="float">
            <text:p>2027959787342.43</text:p>
          </table:table-cell>
        </table:table-row>
        <table:table-row table:style-name="ro1">
          <table:table-cell office:value-type="float" office:value="0.00000192" calcext:value-type="float">
            <text:p>1.92E-06</text:p>
          </table:table-cell>
          <table:table-cell office:value-type="float" office:value="2000588163856.84" calcext:value-type="float">
            <text:p>2000588163856.84</text:p>
          </table:table-cell>
        </table:table-row>
        <table:table-row table:style-name="ro1">
          <table:table-cell office:value-type="float" office:value="0.00000193" calcext:value-type="float">
            <text:p>1.93E-06</text:p>
          </table:table-cell>
          <table:table-cell office:value-type="float" office:value="1973634944178.42" calcext:value-type="float">
            <text:p>1973634944178.42</text:p>
          </table:table-cell>
        </table:table-row>
        <table:table-row table:style-name="ro1">
          <table:table-cell office:value-type="float" office:value="0.00000194" calcext:value-type="float">
            <text:p>1.94E-06</text:p>
          </table:table-cell>
          <table:table-cell office:value-type="float" office:value="1947093709778.93" calcext:value-type="float">
            <text:p>1947093709778.93</text:p>
          </table:table-cell>
        </table:table-row>
        <table:table-row table:style-name="ro1">
          <table:table-cell office:value-type="float" office:value="0.00000195" calcext:value-type="float">
            <text:p>1.95E-06</text:p>
          </table:table-cell>
          <table:table-cell office:value-type="float" office:value="1920958111349.51" calcext:value-type="float">
            <text:p>1920958111349.51</text:p>
          </table:table-cell>
        </table:table-row>
        <table:table-row table:style-name="ro1">
          <table:table-cell office:value-type="float" office:value="0.00000196" calcext:value-type="float">
            <text:p>1.96E-06</text:p>
          </table:table-cell>
          <table:table-cell office:value-type="float" office:value="1895221870171.89" calcext:value-type="float">
            <text:p>1895221870171.89</text:p>
          </table:table-cell>
        </table:table-row>
        <table:table-row table:style-name="ro1">
          <table:table-cell office:value-type="float" office:value="0.00000197" calcext:value-type="float">
            <text:p>1.97E-06</text:p>
          </table:table-cell>
          <table:table-cell office:value-type="float" office:value="1869878779319.52" calcext:value-type="float">
            <text:p>1869878779319.52</text:p>
          </table:table-cell>
        </table:table-row>
        <table:table-row table:style-name="ro1">
          <table:table-cell office:value-type="float" office:value="0.00000198" calcext:value-type="float">
            <text:p>1.98E-06</text:p>
          </table:table-cell>
          <table:table-cell office:value-type="float" office:value="1844922704699.5" calcext:value-type="float">
            <text:p>1844922704699.5</text:p>
          </table:table-cell>
        </table:table-row>
        <table:table-row table:style-name="ro1">
          <table:table-cell office:value-type="float" office:value="0.00000199" calcext:value-type="float">
            <text:p>1.99E-06</text:p>
          </table:table-cell>
          <table:table-cell office:value-type="float" office:value="1820347585945.69" calcext:value-type="float">
            <text:p>1820347585945.69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1796147437172.42" calcext:value-type="float">
            <text:p>1796147437172.42</text:p>
          </table:table-cell>
        </table:table-row>
        <table:table-row table:style-name="ro1">
          <table:table-cell office:value-type="float" office:value="0.00000201" calcext:value-type="float">
            <text:p>2.01E-06</text:p>
          </table:table-cell>
          <table:table-cell office:value-type="float" office:value="1772316347598.17" calcext:value-type="float">
            <text:p>1772316347598.17</text:p>
          </table:table-cell>
        </table:table-row>
        <table:table-row table:style-name="ro1">
          <table:table-cell office:value-type="float" office:value="0.00000202" calcext:value-type="float">
            <text:p>2.02E-06</text:p>
          </table:table-cell>
          <table:table-cell office:value-type="float" office:value="1748848482047.69" calcext:value-type="float">
            <text:p>1748848482047.69</text:p>
          </table:table-cell>
        </table:table-row>
        <table:table-row table:style-name="ro1">
          <table:table-cell office:value-type="float" office:value="0.00000203" calcext:value-type="float">
            <text:p>2.03E-06</text:p>
          </table:table-cell>
          <table:table-cell office:value-type="float" office:value="1725738081340.75" calcext:value-type="float">
            <text:p>1725738081340.75</text:p>
          </table:table-cell>
        </table:table-row>
        <table:table-row table:style-name="ro1">
          <table:table-cell office:value-type="float" office:value="0.00000204" calcext:value-type="float">
            <text:p>2.04E-06</text:p>
          </table:table-cell>
          <table:table-cell office:value-type="float" office:value="1702979462575.21" calcext:value-type="float">
            <text:p>1702979462575.21</text:p>
          </table:table-cell>
        </table:table-row>
        <table:table-row table:style-name="ro1">
          <table:table-cell office:value-type="float" office:value="0.00000205" calcext:value-type="float">
            <text:p>2.05E-06</text:p>
          </table:table-cell>
          <table:table-cell office:value-type="float" office:value="1680567019311.63" calcext:value-type="float">
            <text:p>1680567019311.63</text:p>
          </table:table-cell>
        </table:table-row>
        <table:table-row table:style-name="ro1">
          <table:table-cell office:value-type="float" office:value="0.00000206" calcext:value-type="float">
            <text:p>2.06E-06</text:p>
          </table:table-cell>
          <table:table-cell office:value-type="float" office:value="1658495221666.24" calcext:value-type="float">
            <text:p>1658495221666.24</text:p>
          </table:table-cell>
        </table:table-row>
        <table:table-row table:style-name="ro1">
          <table:table-cell office:value-type="float" office:value="0.00000207" calcext:value-type="float">
            <text:p>2.07E-06</text:p>
          </table:table-cell>
          <table:table-cell office:value-type="float" office:value="1636758616318.75" calcext:value-type="float">
            <text:p>1636758616318.75</text:p>
          </table:table-cell>
        </table:table-row>
        <table:table-row table:style-name="ro1">
          <table:table-cell office:value-type="float" office:value="0.00000208" calcext:value-type="float">
            <text:p>2.08E-06</text:p>
          </table:table-cell>
          <table:table-cell office:value-type="float" office:value="1615351826441.02" calcext:value-type="float">
            <text:p>1615351826441.02</text:p>
          </table:table-cell>
        </table:table-row>
        <table:table-row table:style-name="ro1">
          <table:table-cell office:value-type="float" office:value="0.00000209" calcext:value-type="float">
            <text:p>2.09E-06</text:p>
          </table:table-cell>
          <table:table-cell office:value-type="float" office:value="1594269551552.41" calcext:value-type="float">
            <text:p>1594269551552.41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1573506567307.08" calcext:value-type="float">
            <text:p>1573506567307.08</text:p>
          </table:table-cell>
        </table:table-row>
        <table:table-row table:style-name="ro1">
          <table:table-cell office:value-type="float" office:value="0.00000211" calcext:value-type="float">
            <text:p>2.11E-06</text:p>
          </table:table-cell>
          <table:table-cell office:value-type="float" office:value="1553057725218.39" calcext:value-type="float">
            <text:p>1553057725218.39</text:p>
          </table:table-cell>
        </table:table-row>
        <table:table-row table:style-name="ro1">
          <table:table-cell office:value-type="float" office:value="0.00000212" calcext:value-type="float">
            <text:p>2.12E-06</text:p>
          </table:table-cell>
          <table:table-cell office:value-type="float" office:value="1532917952325.21" calcext:value-type="float">
            <text:p>1532917952325.21</text:p>
          </table:table-cell>
        </table:table-row>
        <table:table-row table:style-name="ro1">
          <table:table-cell office:value-type="float" office:value="0.00000213" calcext:value-type="float">
            <text:p>2.13E-06</text:p>
          </table:table-cell>
          <table:table-cell office:value-type="float" office:value="1513082250804.56" calcext:value-type="float">
            <text:p>1513082250804.56</text:p>
          </table:table-cell>
        </table:table-row>
        <table:table-row table:style-name="ro1">
          <table:table-cell office:value-type="float" office:value="0.00000214" calcext:value-type="float">
            <text:p>2.14E-06</text:p>
          </table:table-cell>
          <table:table-cell office:value-type="float" office:value="1493545697534.91" calcext:value-type="float">
            <text:p>1493545697534.91</text:p>
          </table:table-cell>
        </table:table-row>
        <table:table-row table:style-name="ro1">
          <table:table-cell office:value-type="float" office:value="0.00000215" calcext:value-type="float">
            <text:p>2.15E-06</text:p>
          </table:table-cell>
          <table:table-cell office:value-type="float" office:value="1474303443614.07" calcext:value-type="float">
            <text:p>1474303443614.07</text:p>
          </table:table-cell>
        </table:table-row>
        <table:table-row table:style-name="ro1">
          <table:table-cell office:value-type="float" office:value="0.00000216" calcext:value-type="float">
            <text:p>2.16E-06</text:p>
          </table:table-cell>
          <table:table-cell office:value-type="float" office:value="1455350713835.44" calcext:value-type="float">
            <text:p>1455350713835.44</text:p>
          </table:table-cell>
        </table:table-row>
        <table:table-row table:style-name="ro1">
          <table:table-cell office:value-type="float" office:value="0.00000217" calcext:value-type="float">
            <text:p>2.17E-06</text:p>
          </table:table-cell>
          <table:table-cell office:value-type="float" office:value="1436682806126.17" calcext:value-type="float">
            <text:p>1436682806126.17</text:p>
          </table:table-cell>
        </table:table-row>
        <table:table-row table:style-name="ro1">
          <table:table-cell office:value-type="float" office:value="0.00000218" calcext:value-type="float">
            <text:p>2.18E-06</text:p>
          </table:table-cell>
          <table:table-cell office:value-type="float" office:value="1418295090950.51" calcext:value-type="float">
            <text:p>1418295090950.51</text:p>
          </table:table-cell>
        </table:table-row>
        <table:table-row table:style-name="ro1">
          <table:table-cell office:value-type="float" office:value="0.00000219" calcext:value-type="float">
            <text:p>2.19E-06</text:p>
          </table:table-cell>
          <table:table-cell office:value-type="float" office:value="1400183010681.45" calcext:value-type="float">
            <text:p>1400183010681.45</text:p>
          </table:table-cell>
        </table:table-row>
        <table:table-row table:style-name="ro1">
          <table:table-cell office:value-type="float" office:value="0.0000022" calcext:value-type="float">
            <text:p>2.2E-06</text:p>
          </table:table-cell>
          <table:table-cell office:value-type="float" office:value="1382342078943.71" calcext:value-type="float">
            <text:p>1382342078943.71</text:p>
          </table:table-cell>
        </table:table-row>
        <table:table-row table:style-name="ro1">
          <table:table-cell office:value-type="float" office:value="0.00000221" calcext:value-type="float">
            <text:p>2.21E-06</text:p>
          </table:table-cell>
          <table:table-cell office:value-type="float" office:value="1364767879930.59" calcext:value-type="float">
            <text:p>1364767879930.59</text:p>
          </table:table-cell>
        </table:table-row>
        <table:table-row table:style-name="ro1">
          <table:table-cell office:value-type="float" office:value="0.00000222" calcext:value-type="float">
            <text:p>2.22E-06</text:p>
          </table:table-cell>
          <table:table-cell office:value-type="float" office:value="1347456067697.5" calcext:value-type="float">
            <text:p>1347456067697.5</text:p>
          </table:table-cell>
        </table:table-row>
        <table:table-row table:style-name="ro1">
          <table:table-cell office:value-type="float" office:value="0.00000223" calcext:value-type="float">
            <text:p>2.23E-06</text:p>
          </table:table-cell>
          <table:table-cell office:value-type="float" office:value="1330402365434.46" calcext:value-type="float">
            <text:p>1330402365434.46</text:p>
          </table:table-cell>
        </table:table-row>
        <table:table-row table:style-name="ro1">
          <table:table-cell office:value-type="float" office:value="0.00000224" calcext:value-type="float">
            <text:p>2.24E-06</text:p>
          </table:table-cell>
          <table:table-cell office:value-type="float" office:value="1313602564719.83" calcext:value-type="float">
            <text:p>1313602564719.83</text:p>
          </table:table-cell>
        </table:table-row>
        <table:table-row table:style-name="ro1">
          <table:table-cell office:value-type="float" office:value="0.00000225" calcext:value-type="float">
            <text:p>2.25E-06</text:p>
          </table:table-cell>
          <table:table-cell office:value-type="float" office:value="1297052524757.48" calcext:value-type="float">
            <text:p>1297052524757.48</text:p>
          </table:table-cell>
        </table:table-row>
        <table:table-row table:style-name="ro1">
          <table:table-cell office:value-type="float" office:value="0.00000226" calcext:value-type="float">
            <text:p>2.26E-06</text:p>
          </table:table-cell>
          <table:table-cell office:value-type="float" office:value="1280748171599.3" calcext:value-type="float">
            <text:p>1280748171599.3</text:p>
          </table:table-cell>
        </table:table-row>
        <table:table-row table:style-name="ro1">
          <table:table-cell office:value-type="float" office:value="0.00000227" calcext:value-type="float">
            <text:p>2.27E-06</text:p>
          </table:table-cell>
          <table:table-cell office:value-type="float" office:value="1264685497354.96" calcext:value-type="float">
            <text:p>1264685497354.96</text:p>
          </table:table-cell>
        </table:table-row>
        <table:table-row table:style-name="ro1">
          <table:table-cell office:value-type="float" office:value="0.00000228" calcext:value-type="float">
            <text:p>2.28E-06</text:p>
          </table:table-cell>
          <table:table-cell office:value-type="float" office:value="1248860559390.72" calcext:value-type="float">
            <text:p>1248860559390.72</text:p>
          </table:table-cell>
        </table:table-row>
        <table:table-row table:style-name="ro1">
          <table:table-cell office:value-type="float" office:value="0.00000229" calcext:value-type="float">
            <text:p>2.29E-06</text:p>
          </table:table-cell>
          <table:table-cell office:value-type="float" office:value="1233269479518.71" calcext:value-type="float">
            <text:p>1233269479518.71</text:p>
          </table:table-cell>
        </table:table-row>
        <table:table-row table:style-name="ro1">
          <table:table-cell office:value-type="float" office:value="0.0000023" calcext:value-type="float">
            <text:p>2.3E-06</text:p>
          </table:table-cell>
          <table:table-cell office:value-type="float" office:value="1217908443178.56" calcext:value-type="float">
            <text:p>1217908443178.56</text:p>
          </table:table-cell>
        </table:table-row>
        <table:table-row table:style-name="ro1">
          <table:table-cell office:value-type="float" office:value="0.00000231" calcext:value-type="float">
            <text:p>2.31E-06</text:p>
          </table:table-cell>
          <table:table-cell office:value-type="float" office:value="1202773698612.41" calcext:value-type="float">
            <text:p>1202773698612.41</text:p>
          </table:table-cell>
        </table:table-row>
        <table:table-row table:style-name="ro1">
          <table:table-cell office:value-type="float" office:value="0.00000232" calcext:value-type="float">
            <text:p>2.32E-06</text:p>
          </table:table-cell>
          <table:table-cell office:value-type="float" office:value="1187861556034.93" calcext:value-type="float">
            <text:p>1187861556034.93</text:p>
          </table:table-cell>
        </table:table-row>
        <table:table-row table:style-name="ro1">
          <table:table-cell office:value-type="float" office:value="0.00000233" calcext:value-type="float">
            <text:p>2.33E-06</text:p>
          </table:table-cell>
          <table:table-cell office:value-type="float" office:value="1173168386799.4" calcext:value-type="float">
            <text:p>1173168386799.4</text:p>
          </table:table-cell>
        </table:table-row>
        <table:table-row table:style-name="ro1">
          <table:table-cell office:value-type="float" office:value="0.00000234" calcext:value-type="float">
            <text:p>2.34E-06</text:p>
          </table:table-cell>
          <table:table-cell office:value-type="float" office:value="1158690622561.14" calcext:value-type="float">
            <text:p>1158690622561.14</text:p>
          </table:table-cell>
        </table:table-row>
        <table:table-row table:style-name="ro1">
          <table:table-cell office:value-type="float" office:value="0.00000235" calcext:value-type="float">
            <text:p>2.35E-06</text:p>
          </table:table-cell>
          <table:table-cell office:value-type="float" office:value="1144424754439.27" calcext:value-type="float">
            <text:p>1144424754439.27</text:p>
          </table:table-cell>
        </table:table-row>
        <table:table-row table:style-name="ro1">
          <table:table-cell office:value-type="float" office:value="0.00000236" calcext:value-type="float">
            <text:p>2.36E-06</text:p>
          </table:table-cell>
          <table:table-cell office:value-type="float" office:value="1130367332177.78" calcext:value-type="float">
            <text:p>1130367332177.78</text:p>
          </table:table-cell>
        </table:table-row>
        <table:table-row table:style-name="ro1">
          <table:table-cell office:value-type="float" office:value="0.00000237" calcext:value-type="float">
            <text:p>2.37E-06</text:p>
          </table:table-cell>
          <table:table-cell office:value-type="float" office:value="1116514963306.98" calcext:value-type="float">
            <text:p>1116514963306.98</text:p>
          </table:table-cell>
        </table:table-row>
        <table:table-row table:style-name="ro1">
          <table:table-cell office:value-type="float" office:value="0.00000238" calcext:value-type="float">
            <text:p>2.38E-06</text:p>
          </table:table-cell>
          <table:table-cell office:value-type="float" office:value="1102864312306.01" calcext:value-type="float">
            <text:p>1102864312306.01</text:p>
          </table:table-cell>
        </table:table-row>
        <table:table-row table:style-name="ro1">
          <table:table-cell office:value-type="float" office:value="0.00000239" calcext:value-type="float">
            <text:p>2.39E-06</text:p>
          </table:table-cell>
          <table:table-cell office:value-type="float" office:value="1089412099767.35" calcext:value-type="float">
            <text:p>1089412099767.35</text:p>
          </table:table-cell>
        </table:table-row>
        <table:table-row table:style-name="ro1">
          <table:table-cell office:value-type="float" office:value="0.0000024" calcext:value-type="float">
            <text:p>2.4E-06</text:p>
          </table:table-cell>
          <table:table-cell office:value-type="float" office:value="1076155101563.97" calcext:value-type="float">
            <text:p>1076155101563.97</text:p>
          </table:table-cell>
        </table:table-row>
        <table:table-row table:style-name="ro1">
          <table:table-cell office:value-type="float" office:value="0.00000241" calcext:value-type="float">
            <text:p>2.41E-06</text:p>
          </table:table-cell>
          <table:table-cell office:value-type="float" office:value="1063090148019.85" calcext:value-type="float">
            <text:p>1063090148019.85</text:p>
          </table:table-cell>
        </table:table-row>
        <table:table-row table:style-name="ro1">
          <table:table-cell office:value-type="float" office:value="0.00000242" calcext:value-type="float">
            <text:p>2.42E-06</text:p>
          </table:table-cell>
          <table:table-cell office:value-type="float" office:value="1050214123084.55" calcext:value-type="float">
            <text:p>1050214123084.55</text:p>
          </table:table-cell>
        </table:table-row>
        <table:table-row table:style-name="ro1">
          <table:table-cell office:value-type="float" office:value="0.00000243" calcext:value-type="float">
            <text:p>2.43E-06</text:p>
          </table:table-cell>
          <table:table-cell office:value-type="float" office:value="1037523963512.27" calcext:value-type="float">
            <text:p>1037523963512.27</text:p>
          </table:table-cell>
        </table:table-row>
        <table:table-row table:style-name="ro1">
          <table:table-cell office:value-type="float" office:value="0.00000244" calcext:value-type="float">
            <text:p>2.44E-06</text:p>
          </table:table-cell>
          <table:table-cell office:value-type="float" office:value="1025016658046.05" calcext:value-type="float">
            <text:p>1025016658046.05</text:p>
          </table:table-cell>
        </table:table-row>
        <table:table-row table:style-name="ro1">
          <table:table-cell office:value-type="float" office:value="0.00000245" calcext:value-type="float">
            <text:p>2.45E-06</text:p>
          </table:table-cell>
          <table:table-cell office:value-type="float" office:value="1012689246607.6" calcext:value-type="float">
            <text:p>1012689246607.6</text:p>
          </table:table-cell>
        </table:table-row>
        <table:table-row table:style-name="ro1">
          <table:table-cell office:value-type="float" office:value="0.00000246" calcext:value-type="float">
            <text:p>2.46E-06</text:p>
          </table:table-cell>
          <table:table-cell office:value-type="float" office:value="1000538819493.12" calcext:value-type="float">
            <text:p>1000538819493.12</text:p>
          </table:table-cell>
        </table:table-row>
        <table:table-row table:style-name="ro1">
          <table:table-cell office:value-type="float" office:value="0.00000247" calcext:value-type="float">
            <text:p>2.47E-06</text:p>
          </table:table-cell>
          <table:table-cell office:value-type="float" office:value="988562516575.616" calcext:value-type="float">
            <text:p>988562516575.616</text:p>
          </table:table-cell>
        </table:table-row>
        <table:table-row table:style-name="ro1">
          <table:table-cell office:value-type="float" office:value="0.00000248" calcext:value-type="float">
            <text:p>2.48E-06</text:p>
          </table:table-cell>
          <table:table-cell office:value-type="float" office:value="976757526514.055" calcext:value-type="float">
            <text:p>976757526514.055</text:p>
          </table:table-cell>
        </table:table-row>
        <table:table-row table:style-name="ro1">
          <table:table-cell office:value-type="float" office:value="0.00000249" calcext:value-type="float">
            <text:p>2.49E-06</text:p>
          </table:table-cell>
          <table:table-cell office:value-type="float" office:value="965121085969.631" calcext:value-type="float">
            <text:p>965121085969.631</text:p>
          </table:table-cell>
        </table:table-row>
        <table:table-row table:style-name="ro1">
          <table:table-cell office:value-type="float" office:value="0.0000025" calcext:value-type="float">
            <text:p>2.5E-06</text:p>
          </table:table-cell>
          <table:table-cell office:value-type="float" office:value="953650478829.575" calcext:value-type="float">
            <text:p>953650478829.575</text:p>
          </table:table-cell>
        </table:table-row>
        <table:table-row table:style-name="ro1">
          <table:table-cell office:value-type="float" office:value="0.00000251" calcext:value-type="float">
            <text:p>2.51E-06</text:p>
          </table:table-cell>
          <table:table-cell office:value-type="float" office:value="942343035438.683" calcext:value-type="float">
            <text:p>942343035438.683</text:p>
          </table:table-cell>
        </table:table-row>
        <table:table-row table:style-name="ro1">
          <table:table-cell office:value-type="float" office:value="0.00000252" calcext:value-type="float">
            <text:p>2.52E-06</text:p>
          </table:table-cell>
          <table:table-cell office:value-type="float" office:value="931196131838.858" calcext:value-type="float">
            <text:p>931196131838.858</text:p>
          </table:table-cell>
        </table:table-row>
        <table:table-row table:style-name="ro1">
          <table:table-cell office:value-type="float" office:value="0.00000253" calcext:value-type="float">
            <text:p>2.53E-06</text:p>
          </table:table-cell>
          <table:table-cell office:value-type="float" office:value="920207189016.881" calcext:value-type="float">
            <text:p>920207189016.881</text:p>
          </table:table-cell>
        </table:table-row>
        <table:table-row table:style-name="ro1">
          <table:table-cell office:value-type="float" office:value="0.00000254" calcext:value-type="float">
            <text:p>2.54E-06</text:p>
          </table:table-cell>
          <table:table-cell office:value-type="float" office:value="909373672160.604" calcext:value-type="float">
            <text:p>909373672160.604</text:p>
          </table:table-cell>
        </table:table-row>
        <table:table-row table:style-name="ro1">
          <table:table-cell office:value-type="float" office:value="0.00000255" calcext:value-type="float">
            <text:p>2.55E-06</text:p>
          </table:table-cell>
          <table:table-cell office:value-type="float" office:value="898693089923.748" calcext:value-type="float">
            <text:p>898693089923.748</text:p>
          </table:table-cell>
        </table:table-row>
        <table:table-row table:style-name="ro1">
          <table:table-cell office:value-type="float" office:value="0.00000256" calcext:value-type="float">
            <text:p>2.56E-06</text:p>
          </table:table-cell>
          <table:table-cell office:value-type="float" office:value="888162993699.451" calcext:value-type="float">
            <text:p>888162993699.451</text:p>
          </table:table-cell>
        </table:table-row>
        <table:table-row table:style-name="ro1">
          <table:table-cell office:value-type="float" office:value="0.00000257" calcext:value-type="float">
            <text:p>2.57E-06</text:p>
          </table:table-cell>
          <table:table-cell office:value-type="float" office:value="877780976902.698" calcext:value-type="float">
            <text:p>877780976902.698</text:p>
          </table:table-cell>
        </table:table-row>
        <table:table-row table:style-name="ro1">
          <table:table-cell office:value-type="float" office:value="0.00000258" calcext:value-type="float">
            <text:p>2.58E-06</text:p>
          </table:table-cell>
          <table:table-cell office:value-type="float" office:value="867544674261.762" calcext:value-type="float">
            <text:p>867544674261.762</text:p>
          </table:table-cell>
        </table:table-row>
        <table:table-row table:style-name="ro1">
          <table:table-cell office:value-type="float" office:value="0.00000259" calcext:value-type="float">
            <text:p>2.59E-06</text:p>
          </table:table-cell>
          <table:table-cell office:value-type="float" office:value="857451761118.733" calcext:value-type="float">
            <text:p>857451761118.733</text:p>
          </table:table-cell>
        </table:table-row>
        <table:table-row table:style-name="ro1">
          <table:table-cell office:value-type="float" office:value="0.0000026" calcext:value-type="float">
            <text:p>2.6E-06</text:p>
          </table:table-cell>
          <table:table-cell office:value-type="float" office:value="847499952739.218" calcext:value-type="float">
            <text:p>847499952739.218</text:p>
          </table:table-cell>
        </table:table-row>
        <table:table-row table:style-name="ro1">
          <table:table-cell office:value-type="float" office:value="0.00000261" calcext:value-type="float">
            <text:p>2.61E-06</text:p>
          </table:table-cell>
          <table:table-cell office:value-type="float" office:value="837687003631.293" calcext:value-type="float">
            <text:p>837687003631.293</text:p>
          </table:table-cell>
        </table:table-row>
        <table:table-row table:style-name="ro1">
          <table:table-cell office:value-type="float" office:value="0.00000262" calcext:value-type="float">
            <text:p>2.62E-06</text:p>
          </table:table-cell>
          <table:table-cell office:value-type="float" office:value="828010706873.731" calcext:value-type="float">
            <text:p>828010706873.731</text:p>
          </table:table-cell>
        </table:table-row>
        <table:table-row table:style-name="ro1">
          <table:table-cell office:value-type="float" office:value="0.00000263" calcext:value-type="float">
            <text:p>2.63E-06</text:p>
          </table:table-cell>
          <table:table-cell office:value-type="float" office:value="818468893453.56" calcext:value-type="float">
            <text:p>818468893453.56</text:p>
          </table:table-cell>
        </table:table-row>
        <table:table-row table:style-name="ro1">
          <table:table-cell office:value-type="float" office:value="0.00000264" calcext:value-type="float">
            <text:p>2.64E-06</text:p>
          </table:table-cell>
          <table:table-cell office:value-type="float" office:value="809059431612.966" calcext:value-type="float">
            <text:p>809059431612.966</text:p>
          </table:table-cell>
        </table:table-row>
        <table:table-row table:style-name="ro1">
          <table:table-cell office:value-type="float" office:value="0.00000265" calcext:value-type="float">
            <text:p>2.65E-06</text:p>
          </table:table-cell>
          <table:table-cell office:value-type="float" office:value="799780226205.559" calcext:value-type="float">
            <text:p>799780226205.559</text:p>
          </table:table-cell>
        </table:table-row>
        <table:table-row table:style-name="ro1">
          <table:table-cell office:value-type="float" office:value="0.00000266" calcext:value-type="float">
            <text:p>2.66E-06</text:p>
          </table:table-cell>
          <table:table-cell office:value-type="float" office:value="790629218061.99" calcext:value-type="float">
            <text:p>790629218061.99</text:p>
          </table:table-cell>
        </table:table-row>
        <table:table-row table:style-name="ro1">
          <table:table-cell office:value-type="float" office:value="0.00000267" calcext:value-type="float">
            <text:p>2.67E-06</text:p>
          </table:table-cell>
          <table:table-cell office:value-type="float" office:value="781604383364.929" calcext:value-type="float">
            <text:p>781604383364.929</text:p>
          </table:table-cell>
        </table:table-row>
        <table:table-row table:style-name="ro1">
          <table:table-cell office:value-type="float" office:value="0.00000268" calcext:value-type="float">
            <text:p>2.68E-06</text:p>
          </table:table-cell>
          <table:table-cell office:value-type="float" office:value="772703733033.372" calcext:value-type="float">
            <text:p>772703733033.372</text:p>
          </table:table-cell>
        </table:table-row>
        <table:table-row table:style-name="ro1">
          <table:table-cell office:value-type="float" office:value="0.00000269" calcext:value-type="float">
            <text:p>2.69E-06</text:p>
          </table:table-cell>
          <table:table-cell office:value-type="float" office:value="763925312116.243" calcext:value-type="float">
            <text:p>763925312116.243</text:p>
          </table:table-cell>
        </table:table-row>
        <table:table-row table:style-name="ro1">
          <table:table-cell office:value-type="float" office:value="0.0000027" calcext:value-type="float">
            <text:p>2.7E-06</text:p>
          </table:table-cell>
          <table:table-cell office:value-type="float" office:value="755267199195.282" calcext:value-type="float">
            <text:p>755267199195.282</text:p>
          </table:table-cell>
        </table:table-row>
        <table:table-row table:style-name="ro1">
          <table:table-cell office:value-type="float" office:value="0.00000271" calcext:value-type="float">
            <text:p>2.71E-06</text:p>
          </table:table-cell>
          <table:table-cell office:value-type="float" office:value="746727505797.146" calcext:value-type="float">
            <text:p>746727505797.146</text:p>
          </table:table-cell>
        </table:table-row>
        <table:table-row table:style-name="ro1">
          <table:table-cell office:value-type="float" office:value="0.00000272" calcext:value-type="float">
            <text:p>2.72E-06</text:p>
          </table:table-cell>
          <table:table-cell office:value-type="float" office:value="738304375814.692" calcext:value-type="float">
            <text:p>738304375814.692</text:p>
          </table:table-cell>
        </table:table-row>
        <table:table-row table:style-name="ro1">
          <table:table-cell office:value-type="float" office:value="0.00000273" calcext:value-type="float">
            <text:p>2.73E-06</text:p>
          </table:table-cell>
          <table:table-cell office:value-type="float" office:value="729995984937.388" calcext:value-type="float">
            <text:p>729995984937.388</text:p>
          </table:table-cell>
        </table:table-row>
        <table:table-row table:style-name="ro1">
          <table:table-cell office:value-type="float" office:value="0.00000274" calcext:value-type="float">
            <text:p>2.74E-06</text:p>
          </table:table-cell>
          <table:table-cell office:value-type="float" office:value="721800540090.772" calcext:value-type="float">
            <text:p>721800540090.772</text:p>
          </table:table-cell>
        </table:table-row>
        <table:table-row table:style-name="ro1">
          <table:table-cell office:value-type="float" office:value="0.00000275" calcext:value-type="float">
            <text:p>2.75E-06</text:p>
          </table:table-cell>
          <table:table-cell office:value-type="float" office:value="713716278884.914" calcext:value-type="float">
            <text:p>713716278884.914</text:p>
          </table:table-cell>
        </table:table-row>
        <table:table-row table:style-name="ro1">
          <table:table-cell office:value-type="float" office:value="0.00000276" calcext:value-type="float">
            <text:p>2.76E-06</text:p>
          </table:table-cell>
          <table:table-cell office:value-type="float" office:value="705741469071.801" calcext:value-type="float">
            <text:p>705741469071.801</text:p>
          </table:table-cell>
        </table:table-row>
        <table:table-row table:style-name="ro1">
          <table:table-cell office:value-type="float" office:value="0.00000277" calcext:value-type="float">
            <text:p>2.77E-06</text:p>
          </table:table-cell>
          <table:table-cell office:value-type="float" office:value="697874408011.556" calcext:value-type="float">
            <text:p>697874408011.556</text:p>
          </table:table-cell>
        </table:table-row>
        <table:table-row table:style-name="ro1">
          <table:table-cell office:value-type="float" office:value="0.00000278" calcext:value-type="float">
            <text:p>2.78E-06</text:p>
          </table:table-cell>
          <table:table-cell office:value-type="float" office:value="690113422147.442" calcext:value-type="float">
            <text:p>690113422147.442</text:p>
          </table:table-cell>
        </table:table-row>
        <table:table-row table:style-name="ro1">
          <table:table-cell office:value-type="float" office:value="0.00000279" calcext:value-type="float">
            <text:p>2.79E-06</text:p>
          </table:table-cell>
          <table:table-cell office:value-type="float" office:value="682456866489.529" calcext:value-type="float">
            <text:p>682456866489.529</text:p>
          </table:table-cell>
        </table:table-row>
        <table:table-row table:style-name="ro1">
          <table:table-cell office:value-type="float" office:value="0.0000028" calcext:value-type="float">
            <text:p>2.8E-06</text:p>
          </table:table-cell>
          <table:table-cell office:value-type="float" office:value="674903124106.974" calcext:value-type="float">
            <text:p>674903124106.974</text:p>
          </table:table-cell>
        </table:table-row>
        <table:table-row table:style-name="ro1">
          <table:table-cell office:value-type="float" office:value="0.00000281" calcext:value-type="float">
            <text:p>2.81E-06</text:p>
          </table:table-cell>
          <table:table-cell office:value-type="float" office:value="667450605628.797" calcext:value-type="float">
            <text:p>667450605628.797</text:p>
          </table:table-cell>
        </table:table-row>
        <table:table-row table:style-name="ro1">
          <table:table-cell office:value-type="float" office:value="0.00000282" calcext:value-type="float">
            <text:p>2.82E-06</text:p>
          </table:table-cell>
          <table:table-cell office:value-type="float" office:value="660097748753.074" calcext:value-type="float">
            <text:p>660097748753.074</text:p>
          </table:table-cell>
        </table:table-row>
        <table:table-row table:style-name="ro1">
          <table:table-cell office:value-type="float" office:value="0.00000283" calcext:value-type="float">
            <text:p>2.83E-06</text:p>
          </table:table-cell>
          <table:table-cell office:value-type="float" office:value="652843017764.45" calcext:value-type="float">
            <text:p>652843017764.45</text:p>
          </table:table-cell>
        </table:table-row>
        <table:table-row table:style-name="ro1">
          <table:table-cell office:value-type="float" office:value="0.00000284" calcext:value-type="float">
            <text:p>2.84E-06</text:p>
          </table:table-cell>
          <table:table-cell office:value-type="float" office:value="645684903059.871" calcext:value-type="float">
            <text:p>645684903059.871</text:p>
          </table:table-cell>
        </table:table-row>
        <table:table-row table:style-name="ro1">
          <table:table-cell office:value-type="float" office:value="0.00000285" calcext:value-type="float">
            <text:p>2.85E-06</text:p>
          </table:table-cell>
          <table:table-cell office:value-type="float" office:value="638621920682.444" calcext:value-type="float">
            <text:p>638621920682.444</text:p>
          </table:table-cell>
        </table:table-row>
        <table:table-row table:style-name="ro1">
          <table:table-cell office:value-type="float" office:value="0.00000286" calcext:value-type="float">
            <text:p>2.86E-06</text:p>
          </table:table-cell>
          <table:table-cell office:value-type="float" office:value="631652611863.319" calcext:value-type="float">
            <text:p>631652611863.319</text:p>
          </table:table-cell>
        </table:table-row>
        <table:table-row table:style-name="ro1">
          <table:table-cell office:value-type="float" office:value="0.00000287" calcext:value-type="float">
            <text:p>2.87E-06</text:p>
          </table:table-cell>
          <table:table-cell office:value-type="float" office:value="624775542571.493" calcext:value-type="float">
            <text:p>624775542571.493</text:p>
          </table:table-cell>
        </table:table-row>
        <table:table-row table:style-name="ro1">
          <table:table-cell office:value-type="float" office:value="0.00000288" calcext:value-type="float">
            <text:p>2.88E-06</text:p>
          </table:table-cell>
          <table:table-cell office:value-type="float" office:value="617989303071.43" calcext:value-type="float">
            <text:p>617989303071.43</text:p>
          </table:table-cell>
        </table:table-row>
        <table:table-row table:style-name="ro1">
          <table:table-cell office:value-type="float" office:value="0.00000289" calcext:value-type="float">
            <text:p>2.89E-06</text:p>
          </table:table-cell>
          <table:table-cell office:value-type="float" office:value="611292507488.404" calcext:value-type="float">
            <text:p>611292507488.404</text:p>
          </table:table-cell>
        </table:table-row>
        <table:table-row table:style-name="ro1">
          <table:table-cell office:value-type="float" office:value="0.0000029" calcext:value-type="float">
            <text:p>2.9E-06</text:p>
          </table:table-cell>
          <table:table-cell office:value-type="float" office:value="604683793381.446" calcext:value-type="float">
            <text:p>604683793381.446</text:p>
          </table:table-cell>
        </table:table-row>
        <table:table-row table:style-name="ro1">
          <table:table-cell office:value-type="float" office:value="0.00000291" calcext:value-type="float">
            <text:p>2.91E-06</text:p>
          </table:table-cell>
          <table:table-cell office:value-type="float" office:value="598161821323.801" calcext:value-type="float">
            <text:p>598161821323.801</text:p>
          </table:table-cell>
        </table:table-row>
        <table:table-row table:style-name="ro1">
          <table:table-cell office:value-type="float" office:value="0.00000292" calcext:value-type="float">
            <text:p>2.92E-06</text:p>
          </table:table-cell>
          <table:table-cell office:value-type="float" office:value="591725274490.787" calcext:value-type="float">
            <text:p>591725274490.787</text:p>
          </table:table-cell>
        </table:table-row>
        <table:table-row table:style-name="ro1">
          <table:table-cell office:value-type="float" office:value="0.00000293" calcext:value-type="float">
            <text:p>2.93E-06</text:p>
          </table:table-cell>
          <table:table-cell office:value-type="float" office:value="585372858254.941" calcext:value-type="float">
            <text:p>585372858254.941</text:p>
          </table:table-cell>
        </table:table-row>
        <table:table-row table:style-name="ro1">
          <table:table-cell office:value-type="float" office:value="0.00000294" calcext:value-type="float">
            <text:p>2.94E-06</text:p>
          </table:table-cell>
          <table:table-cell office:value-type="float" office:value="579103299788.367" calcext:value-type="float">
            <text:p>579103299788.367</text:p>
          </table:table-cell>
        </table:table-row>
        <table:table-row table:style-name="ro1">
          <table:table-cell office:value-type="float" office:value="0.00000295" calcext:value-type="float">
            <text:p>2.95E-06</text:p>
          </table:table-cell>
          <table:table-cell office:value-type="float" office:value="572915347672.154" calcext:value-type="float">
            <text:p>572915347672.154</text:p>
          </table:table-cell>
        </table:table-row>
        <table:table-row table:style-name="ro1">
          <table:table-cell office:value-type="float" office:value="0.00000296" calcext:value-type="float">
            <text:p>2.96E-06</text:p>
          </table:table-cell>
          <table:table-cell office:value-type="float" office:value="566807771512.779" calcext:value-type="float">
            <text:p>566807771512.779</text:p>
          </table:table-cell>
        </table:table-row>
        <table:table-row table:style-name="ro1">
          <table:table-cell office:value-type="float" office:value="0.00000297" calcext:value-type="float">
            <text:p>2.97E-06</text:p>
          </table:table-cell>
          <table:table-cell office:value-type="float" office:value="560779361565.377" calcext:value-type="float">
            <text:p>560779361565.377</text:p>
          </table:table-cell>
        </table:table-row>
        <table:table-row table:style-name="ro1">
          <table:table-cell office:value-type="float" office:value="0.00000298" calcext:value-type="float">
            <text:p>2.98E-06</text:p>
          </table:table-cell>
          <table:table-cell office:value-type="float" office:value="554828928363.784" calcext:value-type="float">
            <text:p>554828928363.784</text:p>
          </table:table-cell>
        </table:table-row>
        <table:table-row table:style-name="ro1">
          <table:table-cell office:value-type="float" office:value="0.00000299" calcext:value-type="float">
            <text:p>2.99E-06</text:p>
          </table:table-cell>
          <table:table-cell office:value-type="float" office:value="548955302357.227" calcext:value-type="float">
            <text:p>548955302357.227</text:p>
          </table:table-cell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543157333553.585" calcext:value-type="float">
            <text:p>543157333553.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09:52.632175943</meta:creation-date>
    <dc:date>2019-12-17T13:05:42.484692422</dc:date>
    <meta:editing-duration>PT12M53S</meta:editing-duration>
    <meta:editing-cycles>1</meta:editing-cycles>
    <meta:document-statistic meta:table-count="1" meta:cell-count="60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08cm" svg:height="11.316cm" xlink:href=".." xlink:type="simple" chart:class="chart:scatter" chart:style-name="ch1">
        <chart:title svg:x="7.201cm" svg:y="0.362cm" chart:style-name="ch2">
          <text:p>Black body curve</text:p>
        </chart:title>
        <chart:subtitle svg:x="8.418cm" svg:y="1.367cm" chart:style-name="ch3">
          <text:p>Star 1</text:p>
        </chart:subtitle>
        <chart:legend chart:legend-position="end" svg:x="15.738cm" svg:y="5.359cm" style:legend-expansion="high" chart:style-name="ch4"/>
        <chart:plot-area chart:style-name="ch5" table:cell-range-address="Sheet1.A1:Sheet1.B301" chart:data-source-has-labels="row" svg:x="1.371cm" svg:y="2.276cm" svg:width="14.007cm" svg:height="7.833cm">
          <chartooo:coordinate-region svg:x="4.03cm" svg:y="2.475cm" svg:width="10.751cm" svg:height="6.987cm"/>
          <chart:axis chart:dimension="x" chart:name="primary-x" chart:style-name="ch6">
            <chart:title svg:x="7.417cm" svg:y="10.335cm" chart:style-name="ch7">
              <text:p>Wave length</text:p>
            </chart:title>
            <chart:grid chart:style-name="ch8" chart:class="major"/>
          </chart:axis>
          <chart:axis chart:dimension="y" chart:name="primary-y" chart:style-name="ch6">
            <chart:title svg:x="0.451cm" svg:y="6.554cm" chart:style-name="ch9">
              <text:p>Flux</text:p>
            </chart:title>
            <chart:grid chart:style-name="ch8" chart:class="major"/>
          </chart:axis>
          <chart:series chart:style-name="ch10" chart:values-cell-range-address="Sheet1.B2:Sheet1.B301" chart:label-cell-address="Sheet1.B1:Sheet1.B1" chart:class="chart:scatter">
            <chart:domain table:cell-range-address="Sheet1.A2:Sheet1.A301"/>
            <chart:data-point chart:repeated="84"/>
            <chart:data-point chart:style-name="ch11"/>
            <chart:data-point/>
            <chart:data-point chart:style-name="ch11" chart:repeated="2"/>
            <chart:data-point chart:repeated="2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r 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1">
                <text:p>0.00000001</text:p>
                <draw:g>
                  <svg:desc>Sheet1.A2:Sheet1.A301</svg:desc>
                </draw:g>
              </table:table-cell>
              <table:table-cell office:value-type="float" office:value="2.76287443902512E-151">
                <text:p>2.76287443902512E-151</text:p>
                <draw:g>
                  <svg:desc>Sheet1.B2:Sheet1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2">
                <text:p>0.00000002</text:p>
              </table:table-cell>
              <table:table-cell office:value-type="float" office:value="3.1774437747568E-065">
                <text:p>3.1774437747568E-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3">
                <text:p>0.00000003</text:p>
              </table:table-cell>
              <table:table-cell office:value-type="float" office:value="6.46016802476935E-037">
                <text:p>6.46016802476935E-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4">
                <text:p>0.00000004</text:p>
              </table:table-cell>
              <table:table-cell office:value-type="float" office:value="6.02367106350762E-023">
                <text:p>6.02367106350762E-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5">
                <text:p>0.00000005</text:p>
              </table:table-cell>
              <table:table-cell office:value-type="float" office:value="0.0000000000000112693236954355">
                <text:p>0.000000000000011269323695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0311685120670234">
                <text:p>0.00000000311685120670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21319906636659">
                <text:p>0.000021319906636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146614845114088">
                <text:p>0.0146614845114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9">
                <text:p>0.00000009</text:p>
              </table:table-cell>
              <table:table-cell office:value-type="float" office:value="2.2019148474676">
                <text:p>2.2019148474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1">
                <text:p>0.0000001</text:p>
              </table:table-cell>
              <table:table-cell office:value-type="float" office:value="114.794535767041">
                <text:p>114.794535767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11">
                <text:p>0.00000011</text:p>
              </table:table-cell>
              <table:table-cell office:value-type="float" office:value="2786.5347132297">
                <text:p>2786.5347132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2">
                <text:p>0.00000012</text:p>
              </table:table-cell>
              <table:table-cell office:value-type="float" office:value="38271.652028661">
                <text:p>38271.652028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13">
                <text:p>0.00000013</text:p>
              </table:table-cell>
              <table:table-cell office:value-type="float" office:value="340177.820835202">
                <text:p>340177.820835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14">
                <text:p>0.00000014</text:p>
              </table:table-cell>
              <table:table-cell office:value-type="float" office:value="2153004.06285335">
                <text:p>2153004.06285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15">
                <text:p>0.00000015</text:p>
              </table:table-cell>
              <table:table-cell office:value-type="float" office:value="10403737.0668023">
                <text:p>10403737.0668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6">
                <text:p>0.00000016</text:p>
              </table:table-cell>
              <table:table-cell office:value-type="float" office:value="40435359.2176825">
                <text:p>40435359.2176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17">
                <text:p>0.00000017</text:p>
              </table:table-cell>
              <table:table-cell office:value-type="float" office:value="131517419.493133">
                <text:p>131517419.493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369140151.888876">
                <text:p>369140151.888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9">
                <text:p>0.00000019</text:p>
              </table:table-cell>
              <table:table-cell office:value-type="float" office:value="915939733.954208">
                <text:p>915939733.954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2">
                <text:p>0.0000002</text:p>
              </table:table-cell>
              <table:table-cell office:value-type="float" office:value="2048131839.23339">
                <text:p>2048131839.23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21">
                <text:p>0.00000021</text:p>
              </table:table-cell>
              <table:table-cell office:value-type="float" office:value="4191714862.12897">
                <text:p>4191714862.12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22">
                <text:p>0.00000022</text:p>
              </table:table-cell>
              <table:table-cell office:value-type="float" office:value="7951477251.92573">
                <text:p>7951477251.9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23">
                <text:p>0.00000023</text:p>
              </table:table-cell>
              <table:table-cell office:value-type="float" office:value="14126422647.0392">
                <text:p>14126422647.0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4">
                <text:p>0.00000024</text:p>
              </table:table-cell>
              <table:table-cell office:value-type="float" office:value="23707339093.4489">
                <text:p>23707339093.4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5">
                <text:p>0.00000025</text:p>
              </table:table-cell>
              <table:table-cell office:value-type="float" office:value="37855171680.8162">
                <text:p>37855171680.8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">
                <text:p>0.00000026</text:p>
              </table:table-cell>
              <table:table-cell office:value-type="float" office:value="57861807557.2211">
                <text:p>57861807557.2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7">
                <text:p>0.00000027</text:p>
              </table:table-cell>
              <table:table-cell office:value-type="float" office:value="85097221701.5363">
                <text:p>85097221701.5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28">
                <text:p>0.00000028</text:p>
              </table:table-cell>
              <table:table-cell office:value-type="float" office:value="120948330285.385">
                <text:p>120948330285.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29">
                <text:p>0.00000029</text:p>
              </table:table-cell>
              <table:table-cell office:value-type="float" office:value="166755310915.444">
                <text:p>166755310915.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">
                <text:p>0.0000003</text:p>
              </table:table-cell>
              <table:table-cell office:value-type="float" office:value="223750733362.337">
                <text:p>223750733362.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1">
                <text:p>0.00000031</text:p>
              </table:table-cell>
              <table:table-cell office:value-type="float" office:value="293005860050.995">
                <text:p>293005860050.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2">
                <text:p>0.00000032</text:p>
              </table:table-cell>
              <table:table-cell office:value-type="float" office:value="375387198538.037">
                <text:p>375387198538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33">
                <text:p>0.00000033</text:p>
              </table:table-cell>
              <table:table-cell office:value-type="float" office:value="471525055396.114">
                <text:p>471525055396.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34">
                <text:p>0.00000034</text:p>
              </table:table-cell>
              <table:table-cell office:value-type="float" office:value="581794624361.085">
                <text:p>581794624361.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35">
                <text:p>0.00000035</text:p>
              </table:table-cell>
              <table:table-cell office:value-type="float" office:value="706309144422.972">
                <text:p>706309144422.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6">
                <text:p>0.00000036</text:p>
              </table:table-cell>
              <table:table-cell office:value-type="float" office:value="844923929441.631">
                <text:p>844923929441.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37">
                <text:p>0.00000037</text:p>
              </table:table-cell>
              <table:table-cell office:value-type="float" office:value="997249599247.389">
                <text:p>997249599247.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38">
                <text:p>0.00000038</text:p>
              </table:table-cell>
              <table:table-cell office:value-type="float" office:value="1162672604008.8">
                <text:p>1162672604008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39">
                <text:p>0.00000039</text:p>
              </table:table-cell>
              <table:table-cell office:value-type="float" office:value="1340381085068.21">
                <text:p>1340381085068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4">
                <text:p>0.0000004</text:p>
              </table:table-cell>
              <table:table-cell office:value-type="float" office:value="1529394208074.42">
                <text:p>1529394208074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41">
                <text:p>0.00000041</text:p>
              </table:table-cell>
              <table:table-cell office:value-type="float" office:value="1728593291995.58">
                <text:p>1728593291995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1936753300606.96">
                <text:p>1936753300606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43">
                <text:p>0.00000043</text:p>
              </table:table-cell>
              <table:table-cell office:value-type="float" office:value="2152573529373.47">
                <text:p>2152573529373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44">
                <text:p>0.00000044</text:p>
              </table:table-cell>
              <table:table-cell office:value-type="float" office:value="2374706586466.76">
                <text:p>2374706586466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45">
                <text:p>0.00000045</text:p>
              </table:table-cell>
              <table:table-cell office:value-type="float" office:value="2601785015566.66">
                <text:p>2601785015566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46">
                <text:p>0.00000046</text:p>
              </table:table-cell>
              <table:table-cell office:value-type="float" office:value="2832445129947.64">
                <text:p>2832445129947.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47">
                <text:p>0.00000047</text:p>
              </table:table-cell>
              <table:table-cell office:value-type="float" office:value="3065347816926.34">
                <text:p>3065347816926.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48">
                <text:p>0.00000048</text:p>
              </table:table-cell>
              <table:table-cell office:value-type="float" office:value="3299196227507.17">
                <text:p>3299196227507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49">
                <text:p>0.00000049</text:p>
              </table:table-cell>
              <table:table-cell office:value-type="float" office:value="3532750389022.58">
                <text:p>3532750389022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5">
                <text:p>0.0000005</text:p>
              </table:table-cell>
              <table:table-cell office:value-type="float" office:value="3764838871377.04">
                <text:p>3764838871377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51">
                <text:p>0.00000051</text:p>
              </table:table-cell>
              <table:table-cell office:value-type="float" office:value="3994367703744.48">
                <text:p>3994367703744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52">
                <text:p>0.00000052</text:p>
              </table:table-cell>
              <table:table-cell office:value-type="float" office:value="4220326782206.75">
                <text:p>422032678220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53">
                <text:p>0.00000053</text:p>
              </table:table-cell>
              <table:table-cell office:value-type="float" office:value="4441794033845.28">
                <text:p>4441794033845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54">
                <text:p>0.00000054</text:p>
              </table:table-cell>
              <table:table-cell office:value-type="float" office:value="4657937612977.95">
                <text:p>4657937612977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55">
                <text:p>0.00000055</text:p>
              </table:table-cell>
              <table:table-cell office:value-type="float" office:value="4868016403972.08">
                <text:p>4868016403972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56">
                <text:p>0.00000056</text:p>
              </table:table-cell>
              <table:table-cell office:value-type="float" office:value="5071379095326.84">
                <text:p>5071379095326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57">
                <text:p>0.00000057</text:p>
              </table:table-cell>
              <table:table-cell office:value-type="float" office:value="5267462074012.58">
                <text:p>5267462074012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58">
                <text:p>0.00000058</text:p>
              </table:table-cell>
              <table:table-cell office:value-type="float" office:value="5455786369446.08">
                <text:p>5455786369446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59">
                <text:p>0.00000059</text:p>
              </table:table-cell>
              <table:table-cell office:value-type="float" office:value="5635953854620.76">
                <text:p>5635953854620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6">
                <text:p>0.0000006</text:p>
              </table:table-cell>
              <table:table-cell office:value-type="float" office:value="5807642889092.56">
                <text:p>5807642889092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61">
                <text:p>0.00000061</text:p>
              </table:table-cell>
              <table:table-cell office:value-type="float" office:value="5970603565719.1">
                <text:p>5970603565719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62">
                <text:p>0.00000062</text:p>
              </table:table-cell>
              <table:table-cell office:value-type="float" office:value="6124652700974.84">
                <text:p>6124652700974.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63">
                <text:p>0.00000063</text:p>
              </table:table-cell>
              <table:table-cell office:value-type="float" office:value="6269668687813.98">
                <text:p>6269668687813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64">
                <text:p>0.00000064</text:p>
              </table:table-cell>
              <table:table-cell office:value-type="float" office:value="6405586310744.57">
                <text:p>6405586310744.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65">
                <text:p>0.00000065</text:p>
              </table:table-cell>
              <table:table-cell office:value-type="float" office:value="6532391605198.18">
                <text:p>6532391605198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66">
                <text:p>0.00000066</text:p>
              </table:table-cell>
              <table:table-cell office:value-type="float" office:value="6650116827507.58">
                <text:p>6650116827507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67">
                <text:p>0.00000067</text:p>
              </table:table-cell>
              <table:table-cell office:value-type="float" office:value="6758835587840.69">
                <text:p>6758835587840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68">
                <text:p>0.00000068</text:p>
              </table:table-cell>
              <table:table-cell office:value-type="float" office:value="6858658186228.91">
                <text:p>6858658186228.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69">
                <text:p>0.00000069</text:p>
              </table:table-cell>
              <table:table-cell office:value-type="float" office:value="6949727181276.71">
                <text:p>6949727181276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7">
                <text:p>0.0000007</text:p>
              </table:table-cell>
              <table:table-cell office:value-type="float" office:value="7032213212128.3">
                <text:p>7032213212128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71">
                <text:p>0.00000071</text:p>
              </table:table-cell>
              <table:table-cell office:value-type="float" office:value="7106311086664.29">
                <text:p>7106311086664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72">
                <text:p>0.00000072</text:p>
              </table:table-cell>
              <table:table-cell office:value-type="float" office:value="7172236142567.37">
                <text:p>7172236142567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73">
                <text:p>0.00000073</text:p>
              </table:table-cell>
              <table:table-cell office:value-type="float" office:value="7230220882691.03">
                <text:p>7230220882691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74">
                <text:p>0.00000074</text:p>
              </table:table-cell>
              <table:table-cell office:value-type="float" office:value="7280511881957.86">
                <text:p>7280511881957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75">
                <text:p>0.00000075</text:p>
              </table:table-cell>
              <table:table-cell office:value-type="float" office:value="7323366959671.9">
                <text:p>7323366959671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76">
                <text:p>0.00000076</text:p>
              </table:table-cell>
              <table:table-cell office:value-type="float" office:value="7359052608539.86">
                <text:p>7359052608539.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77">
                <text:p>0.00000077</text:p>
              </table:table-cell>
              <table:table-cell office:value-type="float" office:value="7387841669744.96">
                <text:p>7387841669744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78">
                <text:p>0.00000078</text:p>
              </table:table-cell>
              <table:table-cell office:value-type="float" office:value="7410011242010.9">
                <text:p>741001124201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79">
                <text:p>0.00000079</text:p>
              </table:table-cell>
              <table:table-cell office:value-type="float" office:value="7425840811642.18">
                <text:p>7425840811642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8">
                <text:p>0.0000008</text:p>
              </table:table-cell>
              <table:table-cell office:value-type="float" office:value="7435610589953.2">
                <text:p>743561058995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81">
                <text:p>0.00000081</text:p>
              </table:table-cell>
              <table:table-cell office:value-type="float" office:value="7439600044235.48">
                <text:p>7439600044235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82">
                <text:p>0.00000082</text:p>
              </table:table-cell>
              <table:table-cell office:value-type="float" office:value="7438086608399.72">
                <text:p>7438086608399.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83">
                <text:p>0.00000083</text:p>
              </table:table-cell>
              <table:table-cell office:value-type="float" office:value="7431344559616.12">
                <text:p>7431344559616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84">
                <text:p>0.00000084</text:p>
              </table:table-cell>
              <table:table-cell office:value-type="float" office:value="7419644047620.36">
                <text:p>7419644047620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85">
                <text:p>0.00000085</text:p>
              </table:table-cell>
              <table:table-cell office:value-type="float" office:value="7403250263814.33">
                <text:p>7403250263814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86">
                <text:p>0.00000086</text:p>
              </table:table-cell>
              <table:table-cell office:value-type="float" office:value="7382422737841.43">
                <text:p>7382422737841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87">
                <text:p>0.00000087</text:p>
              </table:table-cell>
              <table:table-cell office:value-type="float" office:value="7357414749927.85">
                <text:p>7357414749927.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88">
                <text:p>0.00000088</text:p>
              </table:table-cell>
              <table:table-cell office:value-type="float" office:value="7328472847933.8">
                <text:p>732847284793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89">
                <text:p>0.00000089</text:p>
              </table:table-cell>
              <table:table-cell office:value-type="float" office:value="7295836458733.39">
                <text:p>7295836458733.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9">
                <text:p>0.0000009</text:p>
              </table:table-cell>
              <table:table-cell office:value-type="float" office:value="7259737584224.59">
                <text:p>7259737584224.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91">
                <text:p>0.00000091</text:p>
              </table:table-cell>
              <table:table-cell office:value-type="float" office:value="7220400572951.23">
                <text:p>7220400572951.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92">
                <text:p>0.00000092</text:p>
              </table:table-cell>
              <table:table-cell office:value-type="float" office:value="7178041958986.19">
                <text:p>7178041958986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93">
                <text:p>0.00000093</text:p>
              </table:table-cell>
              <table:table-cell office:value-type="float" office:value="7132870360373.95">
                <text:p>7132870360373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94">
                <text:p>0.00000094</text:p>
              </table:table-cell>
              <table:table-cell office:value-type="float" office:value="7085086430055.3">
                <text:p>7085086430055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95">
                <text:p>0.00000095</text:p>
              </table:table-cell>
              <table:table-cell office:value-type="float" office:value="7034882852793.09">
                <text:p>7034882852793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6982444382184.75">
                <text:p>6982444382184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97">
                <text:p>0.00000097</text:p>
              </table:table-cell>
              <table:table-cell office:value-type="float" office:value="6927947912380.42">
                <text:p>6927947912380.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98">
                <text:p>0.00000098</text:p>
              </table:table-cell>
              <table:table-cell office:value-type="float" office:value="6871562579627.41">
                <text:p>6871562579627.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99">
                <text:p>0.00000099</text:p>
              </table:table-cell>
              <table:table-cell office:value-type="float" office:value="6813449889229.57">
                <text:p>6813449889229.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1">
                <text:p>0.000001</text:p>
              </table:table-cell>
              <table:table-cell office:value-type="float" office:value="6753763863945.64">
                <text:p>6753763863945.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01">
                <text:p>0.00000101</text:p>
              </table:table-cell>
              <table:table-cell office:value-type="float" office:value="6692651210254.27">
                <text:p>6692651210254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102">
                <text:p>0.00000102</text:p>
              </table:table-cell>
              <table:table-cell office:value-type="float" office:value="6630251499286.54">
                <text:p>6630251499286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103">
                <text:p>0.00000103</text:p>
              </table:table-cell>
              <table:table-cell office:value-type="float" office:value="6566697359569.17">
                <text:p>6566697359569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104">
                <text:p>0.00000104</text:p>
              </table:table-cell>
              <table:table-cell office:value-type="float" office:value="6502114679037.34">
                <text:p>6502114679037.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105">
                <text:p>0.00000105</text:p>
              </table:table-cell>
              <table:table-cell office:value-type="float" office:value="6436622814063.57">
                <text:p>6436622814063.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106">
                <text:p>0.00000106</text:p>
              </table:table-cell>
              <table:table-cell office:value-type="float" office:value="6370334803512.46">
                <text:p>6370334803512.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107">
                <text:p>0.00000107</text:p>
              </table:table-cell>
              <table:table-cell office:value-type="float" office:value="6303357586070.21">
                <text:p>6303357586070.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108">
                <text:p>0.00000108</text:p>
              </table:table-cell>
              <table:table-cell office:value-type="float" office:value="6235792219315.45">
                <text:p>6235792219315.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109">
                <text:p>0.00000109</text:p>
              </table:table-cell>
              <table:table-cell office:value-type="float" office:value="6167734099194.42">
                <text:p>6167734099194.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11">
                <text:p>0.0000011</text:p>
              </table:table-cell>
              <table:table-cell office:value-type="float" office:value="6099273178741.72">
                <text:p>6099273178741.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111">
                <text:p>0.00000111</text:p>
              </table:table-cell>
              <table:table-cell office:value-type="float" office:value="6030494185047.66">
                <text:p>6030494185047.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112">
                <text:p>0.00000112</text:p>
              </table:table-cell>
              <table:table-cell office:value-type="float" office:value="5961476833618.04">
                <text:p>5961476833618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113">
                <text:p>0.00000113</text:p>
              </table:table-cell>
              <table:table-cell office:value-type="float" office:value="5892296039400.68">
                <text:p>5892296039400.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114">
                <text:p>0.00000114</text:p>
              </table:table-cell>
              <table:table-cell office:value-type="float" office:value="5823022123869.24">
                <text:p>5823022123869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115">
                <text:p>0.00000115</text:p>
              </table:table-cell>
              <table:table-cell office:value-type="float" office:value="5753721017657.87">
                <text:p>5753721017657.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116">
                <text:p>0.00000116</text:p>
              </table:table-cell>
              <table:table-cell office:value-type="float" office:value="5684454458331.86">
                <text:p>5684454458331.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117">
                <text:p>0.00000117</text:p>
              </table:table-cell>
              <table:table-cell office:value-type="float" office:value="5615280182961.41">
                <text:p>5615280182961.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118">
                <text:p>0.00000118</text:p>
              </table:table-cell>
              <table:table-cell office:value-type="float" office:value="5546252115237.41">
                <text:p>5546252115237.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119">
                <text:p>0.00000119</text:p>
              </table:table-cell>
              <table:table-cell office:value-type="float" office:value="5477420546931.72">
                <text:p>5477420546931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12">
                <text:p>0.0000012</text:p>
              </table:table-cell>
              <table:table-cell office:value-type="float" office:value="5408832313560.74">
                <text:p>5408832313560.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121">
                <text:p>0.00000121</text:p>
              </table:table-cell>
              <table:table-cell office:value-type="float" office:value="5340530964159.43">
                <text:p>5340530964159.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122">
                <text:p>0.00000122</text:p>
              </table:table-cell>
              <table:table-cell office:value-type="float" office:value="5272556925116.24">
                <text:p>5272556925116.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123">
                <text:p>0.00000123</text:p>
              </table:table-cell>
              <table:table-cell office:value-type="float" office:value="5204947658055.95">
                <text:p>5204947658055.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124">
                <text:p>0.00000124</text:p>
              </table:table-cell>
              <table:table-cell office:value-type="float" office:value="5137737811789.88">
                <text:p>5137737811789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25">
                <text:p>0.00000125</text:p>
              </table:table-cell>
              <table:table-cell office:value-type="float" office:value="5070959368379.92">
                <text:p>5070959368379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126">
                <text:p>0.00000126</text:p>
              </table:table-cell>
              <table:table-cell office:value-type="float" office:value="5004641783386.82">
                <text:p>5004641783386.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127">
                <text:p>0.00000127</text:p>
              </table:table-cell>
              <table:table-cell office:value-type="float" office:value="4938812120392.29">
                <text:p>4938812120392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128">
                <text:p>0.00000128</text:p>
              </table:table-cell>
              <table:table-cell office:value-type="float" office:value="4873495179901.89">
                <text:p>4873495179901.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129">
                <text:p>0.00000129</text:p>
              </table:table-cell>
              <table:table-cell office:value-type="float" office:value="4808713622748.43">
                <text:p>4808713622748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13">
                <text:p>0.0000013</text:p>
              </table:table-cell>
              <table:table-cell office:value-type="float" office:value="4744488088127.84">
                <text:p>4744488088127.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131">
                <text:p>0.00000131</text:p>
              </table:table-cell>
              <table:table-cell office:value-type="float" office:value="4680837306407.46">
                <text:p>4680837306407.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132">
                <text:p>0.00000132</text:p>
              </table:table-cell>
              <table:table-cell office:value-type="float" office:value="4617778206854.37">
                <text:p>4617778206854.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133">
                <text:p>0.00000133</text:p>
              </table:table-cell>
              <table:table-cell office:value-type="float" office:value="4555326020436.36">
                <text:p>4555326020436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134">
                <text:p>0.00000134</text:p>
              </table:table-cell>
              <table:table-cell office:value-type="float" office:value="4493494377851.75">
                <text:p>4493494377851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35">
                <text:p>0.00000135</text:p>
              </table:table-cell>
              <table:table-cell office:value-type="float" office:value="4432295402947">
                <text:p>44322954029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136">
                <text:p>0.00000136</text:p>
              </table:table-cell>
              <table:table-cell office:value-type="float" office:value="4371739801681.95">
                <text:p>4371739801681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137">
                <text:p>0.00000137</text:p>
              </table:table-cell>
              <table:table-cell office:value-type="float" office:value="4311836946803.01">
                <text:p>4311836946803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138">
                <text:p>0.00000138</text:p>
              </table:table-cell>
              <table:table-cell office:value-type="float" office:value="4252594958384.03">
                <text:p>4252594958384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139">
                <text:p>0.00000139</text:p>
              </table:table-cell>
              <table:table-cell office:value-type="float" office:value="4194020780393.11">
                <text:p>4194020780393.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14">
                <text:p>0.0000014</text:p>
              </table:table-cell>
              <table:table-cell office:value-type="float" office:value="4136120253441.62">
                <text:p>4136120253441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141">
                <text:p>0.00000141</text:p>
              </table:table-cell>
              <table:table-cell office:value-type="float" office:value="4078898183869.57">
                <text:p>4078898183869.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142">
                <text:p>0.00000142</text:p>
              </table:table-cell>
              <table:table-cell office:value-type="float" office:value="4022358409318.1">
                <text:p>4022358409318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143">
                <text:p>0.00000143</text:p>
              </table:table-cell>
              <table:table-cell office:value-type="float" office:value="3966503860936.76">
                <text:p>3966503860936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144">
                <text:p>0.00000144</text:p>
              </table:table-cell>
              <table:table-cell office:value-type="float" office:value="3911336622369.9">
                <text:p>3911336622369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145">
                <text:p>0.00000145</text:p>
              </table:table-cell>
              <table:table-cell office:value-type="float" office:value="3856857985662.29">
                <text:p>3856857985662.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146">
                <text:p>0.00000146</text:p>
              </table:table-cell>
              <table:table-cell office:value-type="float" office:value="3803068504220.34">
                <text:p>3803068504220.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47">
                <text:p>0.00000147</text:p>
              </table:table-cell>
              <table:table-cell office:value-type="float" office:value="3749968042961.21">
                <text:p>3749968042961.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148">
                <text:p>0.00000148</text:p>
              </table:table-cell>
              <table:table-cell office:value-type="float" office:value="3697555825777.68">
                <text:p>3697555825777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49">
                <text:p>0.00000149</text:p>
              </table:table-cell>
              <table:table-cell office:value-type="float" office:value="3645830480442.66">
                <text:p>3645830480442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15">
                <text:p>0.0000015</text:p>
              </table:table-cell>
              <table:table-cell office:value-type="float" office:value="3594790081072.55">
                <text:p>3594790081072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151">
                <text:p>0.00000151</text:p>
              </table:table-cell>
              <table:table-cell office:value-type="float" office:value="3544432188264.82">
                <text:p>3544432188264.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152">
                <text:p>0.00000152</text:p>
              </table:table-cell>
              <table:table-cell office:value-type="float" office:value="3494753887020.45">
                <text:p>3494753887020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153">
                <text:p>0.00000153</text:p>
              </table:table-cell>
              <table:table-cell office:value-type="float" office:value="3445751822557.9">
                <text:p>3445751822557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154">
                <text:p>0.00000154</text:p>
              </table:table-cell>
              <table:table-cell office:value-type="float" office:value="3397422234121.12">
                <text:p>3397422234121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55">
                <text:p>0.00000155</text:p>
              </table:table-cell>
              <table:table-cell office:value-type="float" office:value="3349760986879.7">
                <text:p>3349760986879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156">
                <text:p>0.00000156</text:p>
              </table:table-cell>
              <table:table-cell office:value-type="float" office:value="3302763602015.61">
                <text:p>3302763602015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157">
                <text:p>0.00000157</text:p>
              </table:table-cell>
              <table:table-cell office:value-type="float" office:value="3256425285086.76">
                <text:p>3256425285086.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158">
                <text:p>0.00000158</text:p>
              </table:table-cell>
              <table:table-cell office:value-type="float" office:value="3210740952753.84">
                <text:p>3210740952753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159">
                <text:p>0.00000159</text:p>
              </table:table-cell>
              <table:table-cell office:value-type="float" office:value="3165705257953.23">
                <text:p>3165705257953.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16">
                <text:p>0.0000016</text:p>
              </table:table-cell>
              <table:table-cell office:value-type="float" office:value="3121312613595">
                <text:p>31213126135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161">
                <text:p>0.00000161</text:p>
              </table:table-cell>
              <table:table-cell office:value-type="float" office:value="3077557214861.65">
                <text:p>3077557214861.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162">
                <text:p>0.00000162</text:p>
              </table:table-cell>
              <table:table-cell office:value-type="float" office:value="3034433060179.65">
                <text:p>3034433060179.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163">
                <text:p>0.00000163</text:p>
              </table:table-cell>
              <table:table-cell office:value-type="float" office:value="2991933970932.74">
                <text:p>2991933970932.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164">
                <text:p>0.00000164</text:p>
              </table:table-cell>
              <table:table-cell office:value-type="float" office:value="2950053609982.57">
                <text:p>2950053609982.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165">
                <text:p>0.00000165</text:p>
              </table:table-cell>
              <table:table-cell office:value-type="float" office:value="2908785499059.36">
                <text:p>2908785499059.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166">
                <text:p>0.00000166</text:p>
              </table:table-cell>
              <table:table-cell office:value-type="float" office:value="2868123035082.28">
                <text:p>2868123035082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67">
                <text:p>0.00000167</text:p>
              </table:table-cell>
              <table:table-cell office:value-type="float" office:value="2828059505466.24">
                <text:p>2828059505466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2788588102469.33">
                <text:p>2788588102469.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169">
                <text:p>0.00000169</text:p>
              </table:table-cell>
              <table:table-cell office:value-type="float" office:value="2749701936632.32">
                <text:p>2749701936632.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17">
                <text:p>0.0000017</text:p>
              </table:table-cell>
              <table:table-cell office:value-type="float" office:value="2711394049359.23">
                <text:p>2711394049359.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171">
                <text:p>0.00000171</text:p>
              </table:table-cell>
              <table:table-cell office:value-type="float" office:value="2673657424685.53">
                <text:p>2673657424685.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72">
                <text:p>0.00000172</text:p>
              </table:table-cell>
              <table:table-cell office:value-type="float" office:value="2636485000278.17">
                <text:p>2636485000278.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173">
                <text:p>0.00000173</text:p>
              </table:table-cell>
              <table:table-cell office:value-type="float" office:value="2599869677709.76">
                <text:p>2599869677709.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174">
                <text:p>0.00000174</text:p>
              </table:table-cell>
              <table:table-cell office:value-type="float" office:value="2563804332046.46">
                <text:p>2563804332046.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175">
                <text:p>0.00000175</text:p>
              </table:table-cell>
              <table:table-cell office:value-type="float" office:value="2528281820787.98">
                <text:p>2528281820787.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176">
                <text:p>0.00000176</text:p>
              </table:table-cell>
              <table:table-cell office:value-type="float" office:value="2493294992195.38">
                <text:p>2493294992195.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177">
                <text:p>0.00000177</text:p>
              </table:table-cell>
              <table:table-cell office:value-type="float" office:value="2458836693041.07">
                <text:p>2458836693041.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178">
                <text:p>0.00000178</text:p>
              </table:table-cell>
              <table:table-cell office:value-type="float" office:value="2424899775813.38">
                <text:p>2424899775813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179">
                <text:p>0.00000179</text:p>
              </table:table-cell>
              <table:table-cell office:value-type="float" office:value="2391477105406.53">
                <text:p>2391477105406.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18">
                <text:p>0.0000018</text:p>
              </table:table-cell>
              <table:table-cell office:value-type="float" office:value="2358561565325.16">
                <text:p>2358561565325.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181">
                <text:p>0.00000181</text:p>
              </table:table-cell>
              <table:table-cell office:value-type="float" office:value="2326146063431.17">
                <text:p>2326146063431.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82">
                <text:p>0.00000182</text:p>
              </table:table-cell>
              <table:table-cell office:value-type="float" office:value="2294223537259.02">
                <text:p>2294223537259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183">
                <text:p>0.00000183</text:p>
              </table:table-cell>
              <table:table-cell office:value-type="float" office:value="2262786958924.48">
                <text:p>2262786958924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84">
                <text:p>0.00000184</text:p>
              </table:table-cell>
              <table:table-cell office:value-type="float" office:value="2231829339650.26">
                <text:p>2231829339650.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85">
                <text:p>0.00000185</text:p>
              </table:table-cell>
              <table:table-cell office:value-type="float" office:value="2201343733930.97">
                <text:p>2201343733930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186">
                <text:p>0.00000186</text:p>
              </table:table-cell>
              <table:table-cell office:value-type="float" office:value="2171323243358.5">
                <text:p>2171323243358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187">
                <text:p>0.00000187</text:p>
              </table:table-cell>
              <table:table-cell office:value-type="float" office:value="2141761020127.82">
                <text:p>2141761020127.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188">
                <text:p>0.00000188</text:p>
              </table:table-cell>
              <table:table-cell office:value-type="float" office:value="2112650270242.19">
                <text:p>2112650270242.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89">
                <text:p>0.00000189</text:p>
              </table:table-cell>
              <table:table-cell office:value-type="float" office:value="2083984256435.73">
                <text:p>2083984256435.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9">
                <text:p>0.0000019</text:p>
              </table:table-cell>
              <table:table-cell office:value-type="float" office:value="2055756300830.23">
                <text:p>2055756300830.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191">
                <text:p>0.00000191</text:p>
              </table:table-cell>
              <table:table-cell office:value-type="float" office:value="2027959787342.43">
                <text:p>2027959787342.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92">
                <text:p>0.00000192</text:p>
              </table:table-cell>
              <table:table-cell office:value-type="float" office:value="2000588163856.84">
                <text:p>2000588163856.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193">
                <text:p>0.00000193</text:p>
              </table:table-cell>
              <table:table-cell office:value-type="float" office:value="1973634944178.42">
                <text:p>1973634944178.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194">
                <text:p>0.00000194</text:p>
              </table:table-cell>
              <table:table-cell office:value-type="float" office:value="1947093709778.93">
                <text:p>1947093709778.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195">
                <text:p>0.00000195</text:p>
              </table:table-cell>
              <table:table-cell office:value-type="float" office:value="1920958111349.51">
                <text:p>1920958111349.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96">
                <text:p>0.00000196</text:p>
              </table:table-cell>
              <table:table-cell office:value-type="float" office:value="1895221870171.89">
                <text:p>1895221870171.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197">
                <text:p>0.00000197</text:p>
              </table:table-cell>
              <table:table-cell office:value-type="float" office:value="1869878779319.52">
                <text:p>1869878779319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198">
                <text:p>0.00000198</text:p>
              </table:table-cell>
              <table:table-cell office:value-type="float" office:value="1844922704699.5">
                <text:p>184492270469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199">
                <text:p>0.00000199</text:p>
              </table:table-cell>
              <table:table-cell office:value-type="float" office:value="1820347585945.69">
                <text:p>1820347585945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2">
                <text:p>0.000002</text:p>
              </table:table-cell>
              <table:table-cell office:value-type="float" office:value="1796147437172.42">
                <text:p>1796147437172.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201">
                <text:p>0.00000201</text:p>
              </table:table-cell>
              <table:table-cell office:value-type="float" office:value="1772316347598.17">
                <text:p>1772316347598.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202">
                <text:p>0.00000202</text:p>
              </table:table-cell>
              <table:table-cell office:value-type="float" office:value="1748848482047.69">
                <text:p>1748848482047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203">
                <text:p>0.00000203</text:p>
              </table:table-cell>
              <table:table-cell office:value-type="float" office:value="1725738081340.75">
                <text:p>1725738081340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204">
                <text:p>0.00000204</text:p>
              </table:table-cell>
              <table:table-cell office:value-type="float" office:value="1702979462575.21">
                <text:p>1702979462575.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05">
                <text:p>0.00000205</text:p>
              </table:table-cell>
              <table:table-cell office:value-type="float" office:value="1680567019311.63">
                <text:p>1680567019311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206">
                <text:p>0.00000206</text:p>
              </table:table-cell>
              <table:table-cell office:value-type="float" office:value="1658495221666.24">
                <text:p>1658495221666.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07">
                <text:p>0.00000207</text:p>
              </table:table-cell>
              <table:table-cell office:value-type="float" office:value="1636758616318.75">
                <text:p>1636758616318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208">
                <text:p>0.00000208</text:p>
              </table:table-cell>
              <table:table-cell office:value-type="float" office:value="1615351826441.02">
                <text:p>1615351826441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209">
                <text:p>0.00000209</text:p>
              </table:table-cell>
              <table:table-cell office:value-type="float" office:value="1594269551552.41">
                <text:p>1594269551552.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21">
                <text:p>0.0000021</text:p>
              </table:table-cell>
              <table:table-cell office:value-type="float" office:value="1573506567307.08">
                <text:p>1573506567307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211">
                <text:p>0.00000211</text:p>
              </table:table-cell>
              <table:table-cell office:value-type="float" office:value="1553057725218.39">
                <text:p>1553057725218.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212">
                <text:p>0.00000212</text:p>
              </table:table-cell>
              <table:table-cell office:value-type="float" office:value="1532917952325.21">
                <text:p>1532917952325.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213">
                <text:p>0.00000213</text:p>
              </table:table-cell>
              <table:table-cell office:value-type="float" office:value="1513082250804.56">
                <text:p>1513082250804.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214">
                <text:p>0.00000214</text:p>
              </table:table-cell>
              <table:table-cell office:value-type="float" office:value="1493545697534.91">
                <text:p>1493545697534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215">
                <text:p>0.00000215</text:p>
              </table:table-cell>
              <table:table-cell office:value-type="float" office:value="1474303443614.07">
                <text:p>1474303443614.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216">
                <text:p>0.00000216</text:p>
              </table:table-cell>
              <table:table-cell office:value-type="float" office:value="1455350713835.44">
                <text:p>1455350713835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217">
                <text:p>0.00000217</text:p>
              </table:table-cell>
              <table:table-cell office:value-type="float" office:value="1436682806126.17">
                <text:p>1436682806126.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218">
                <text:p>0.00000218</text:p>
              </table:table-cell>
              <table:table-cell office:value-type="float" office:value="1418295090950.51">
                <text:p>1418295090950.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219">
                <text:p>0.00000219</text:p>
              </table:table-cell>
              <table:table-cell office:value-type="float" office:value="1400183010681.45">
                <text:p>1400183010681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22">
                <text:p>0.0000022</text:p>
              </table:table-cell>
              <table:table-cell office:value-type="float" office:value="1382342078943.71">
                <text:p>1382342078943.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221">
                <text:p>0.00000221</text:p>
              </table:table-cell>
              <table:table-cell office:value-type="float" office:value="1364767879930.59">
                <text:p>1364767879930.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222">
                <text:p>0.00000222</text:p>
              </table:table-cell>
              <table:table-cell office:value-type="float" office:value="1347456067697.5">
                <text:p>134745606769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223">
                <text:p>0.00000223</text:p>
              </table:table-cell>
              <table:table-cell office:value-type="float" office:value="1330402365434.46">
                <text:p>1330402365434.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224">
                <text:p>0.00000224</text:p>
              </table:table-cell>
              <table:table-cell office:value-type="float" office:value="1313602564719.83">
                <text:p>1313602564719.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225">
                <text:p>0.00000225</text:p>
              </table:table-cell>
              <table:table-cell office:value-type="float" office:value="1297052524757.48">
                <text:p>1297052524757.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226">
                <text:p>0.00000226</text:p>
              </table:table-cell>
              <table:table-cell office:value-type="float" office:value="1280748171599.3">
                <text:p>1280748171599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227">
                <text:p>0.00000227</text:p>
              </table:table-cell>
              <table:table-cell office:value-type="float" office:value="1264685497354.96">
                <text:p>1264685497354.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228">
                <text:p>0.00000228</text:p>
              </table:table-cell>
              <table:table-cell office:value-type="float" office:value="1248860559390.72">
                <text:p>1248860559390.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229">
                <text:p>0.00000229</text:p>
              </table:table-cell>
              <table:table-cell office:value-type="float" office:value="1233269479518.71">
                <text:p>1233269479518.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23">
                <text:p>0.0000023</text:p>
              </table:table-cell>
              <table:table-cell office:value-type="float" office:value="1217908443178.56">
                <text:p>1217908443178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231">
                <text:p>0.00000231</text:p>
              </table:table-cell>
              <table:table-cell office:value-type="float" office:value="1202773698612.41">
                <text:p>1202773698612.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232">
                <text:p>0.00000232</text:p>
              </table:table-cell>
              <table:table-cell office:value-type="float" office:value="1187861556034.93">
                <text:p>1187861556034.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233">
                <text:p>0.00000233</text:p>
              </table:table-cell>
              <table:table-cell office:value-type="float" office:value="1173168386799.4">
                <text:p>1173168386799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234">
                <text:p>0.00000234</text:p>
              </table:table-cell>
              <table:table-cell office:value-type="float" office:value="1158690622561.14">
                <text:p>1158690622561.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235">
                <text:p>0.00000235</text:p>
              </table:table-cell>
              <table:table-cell office:value-type="float" office:value="1144424754439.27">
                <text:p>1144424754439.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236">
                <text:p>0.00000236</text:p>
              </table:table-cell>
              <table:table-cell office:value-type="float" office:value="1130367332177.78">
                <text:p>1130367332177.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237">
                <text:p>0.00000237</text:p>
              </table:table-cell>
              <table:table-cell office:value-type="float" office:value="1116514963306.98">
                <text:p>1116514963306.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238">
                <text:p>0.00000238</text:p>
              </table:table-cell>
              <table:table-cell office:value-type="float" office:value="1102864312306.01">
                <text:p>1102864312306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239">
                <text:p>0.00000239</text:p>
              </table:table-cell>
              <table:table-cell office:value-type="float" office:value="1089412099767.35">
                <text:p>1089412099767.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24">
                <text:p>0.0000024</text:p>
              </table:table-cell>
              <table:table-cell office:value-type="float" office:value="1076155101563.97">
                <text:p>1076155101563.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241">
                <text:p>0.00000241</text:p>
              </table:table-cell>
              <table:table-cell office:value-type="float" office:value="1063090148019.85">
                <text:p>1063090148019.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242">
                <text:p>0.00000242</text:p>
              </table:table-cell>
              <table:table-cell office:value-type="float" office:value="1050214123084.55">
                <text:p>1050214123084.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243">
                <text:p>0.00000243</text:p>
              </table:table-cell>
              <table:table-cell office:value-type="float" office:value="1037523963512.27">
                <text:p>1037523963512.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244">
                <text:p>0.00000244</text:p>
              </table:table-cell>
              <table:table-cell office:value-type="float" office:value="1025016658046.05">
                <text:p>1025016658046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245">
                <text:p>0.00000245</text:p>
              </table:table-cell>
              <table:table-cell office:value-type="float" office:value="1012689246607.6">
                <text:p>1012689246607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246">
                <text:p>0.00000246</text:p>
              </table:table-cell>
              <table:table-cell office:value-type="float" office:value="1000538819493.12">
                <text:p>1000538819493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247">
                <text:p>0.00000247</text:p>
              </table:table-cell>
              <table:table-cell office:value-type="float" office:value="988562516575.616">
                <text:p>988562516575.6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248">
                <text:p>0.00000248</text:p>
              </table:table-cell>
              <table:table-cell office:value-type="float" office:value="976757526514.055">
                <text:p>976757526514.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249">
                <text:p>0.00000249</text:p>
              </table:table-cell>
              <table:table-cell office:value-type="float" office:value="965121085969.631">
                <text:p>965121085969.6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25">
                <text:p>0.0000025</text:p>
              </table:table-cell>
              <table:table-cell office:value-type="float" office:value="953650478829.575">
                <text:p>953650478829.5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251">
                <text:p>0.00000251</text:p>
              </table:table-cell>
              <table:table-cell office:value-type="float" office:value="942343035438.683">
                <text:p>942343035438.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252">
                <text:p>0.00000252</text:p>
              </table:table-cell>
              <table:table-cell office:value-type="float" office:value="931196131838.858">
                <text:p>931196131838.8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253">
                <text:p>0.00000253</text:p>
              </table:table-cell>
              <table:table-cell office:value-type="float" office:value="920207189016.881">
                <text:p>920207189016.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254">
                <text:p>0.00000254</text:p>
              </table:table-cell>
              <table:table-cell office:value-type="float" office:value="909373672160.604">
                <text:p>909373672160.6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255">
                <text:p>0.00000255</text:p>
              </table:table-cell>
              <table:table-cell office:value-type="float" office:value="898693089923.748">
                <text:p>898693089923.7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256">
                <text:p>0.00000256</text:p>
              </table:table-cell>
              <table:table-cell office:value-type="float" office:value="888162993699.451">
                <text:p>888162993699.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257">
                <text:p>0.00000257</text:p>
              </table:table-cell>
              <table:table-cell office:value-type="float" office:value="877780976902.698">
                <text:p>877780976902.6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258">
                <text:p>0.00000258</text:p>
              </table:table-cell>
              <table:table-cell office:value-type="float" office:value="867544674261.762">
                <text:p>867544674261.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259">
                <text:p>0.00000259</text:p>
              </table:table-cell>
              <table:table-cell office:value-type="float" office:value="857451761118.733">
                <text:p>857451761118.7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26">
                <text:p>0.0000026</text:p>
              </table:table-cell>
              <table:table-cell office:value-type="float" office:value="847499952739.218">
                <text:p>847499952739.2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261">
                <text:p>0.00000261</text:p>
              </table:table-cell>
              <table:table-cell office:value-type="float" office:value="837687003631.293">
                <text:p>837687003631.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262">
                <text:p>0.00000262</text:p>
              </table:table-cell>
              <table:table-cell office:value-type="float" office:value="828010706873.731">
                <text:p>828010706873.7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263">
                <text:p>0.00000263</text:p>
              </table:table-cell>
              <table:table-cell office:value-type="float" office:value="818468893453.56">
                <text:p>818468893453.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264">
                <text:p>0.00000264</text:p>
              </table:table-cell>
              <table:table-cell office:value-type="float" office:value="809059431612.966">
                <text:p>809059431612.9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265">
                <text:p>0.00000265</text:p>
              </table:table-cell>
              <table:table-cell office:value-type="float" office:value="799780226205.559">
                <text:p>799780226205.5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790629218061.99">
                <text:p>790629218061.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267">
                <text:p>0.00000267</text:p>
              </table:table-cell>
              <table:table-cell office:value-type="float" office:value="781604383364.929">
                <text:p>781604383364.9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268">
                <text:p>0.00000268</text:p>
              </table:table-cell>
              <table:table-cell office:value-type="float" office:value="772703733033.372">
                <text:p>772703733033.3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269">
                <text:p>0.00000269</text:p>
              </table:table-cell>
              <table:table-cell office:value-type="float" office:value="763925312116.243">
                <text:p>763925312116.2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27">
                <text:p>0.0000027</text:p>
              </table:table-cell>
              <table:table-cell office:value-type="float" office:value="755267199195.282">
                <text:p>755267199195.2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271">
                <text:p>0.00000271</text:p>
              </table:table-cell>
              <table:table-cell office:value-type="float" office:value="746727505797.146">
                <text:p>746727505797.1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272">
                <text:p>0.00000272</text:p>
              </table:table-cell>
              <table:table-cell office:value-type="float" office:value="738304375814.692">
                <text:p>738304375814.6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273">
                <text:p>0.00000273</text:p>
              </table:table-cell>
              <table:table-cell office:value-type="float" office:value="729995984937.388">
                <text:p>729995984937.3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274">
                <text:p>0.00000274</text:p>
              </table:table-cell>
              <table:table-cell office:value-type="float" office:value="721800540090.772">
                <text:p>721800540090.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275">
                <text:p>0.00000275</text:p>
              </table:table-cell>
              <table:table-cell office:value-type="float" office:value="713716278884.914">
                <text:p>713716278884.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276">
                <text:p>0.00000276</text:p>
              </table:table-cell>
              <table:table-cell office:value-type="float" office:value="705741469071.801">
                <text:p>705741469071.8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277">
                <text:p>0.00000277</text:p>
              </table:table-cell>
              <table:table-cell office:value-type="float" office:value="697874408011.556">
                <text:p>697874408011.5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278">
                <text:p>0.00000278</text:p>
              </table:table-cell>
              <table:table-cell office:value-type="float" office:value="690113422147.442">
                <text:p>690113422147.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279">
                <text:p>0.00000279</text:p>
              </table:table-cell>
              <table:table-cell office:value-type="float" office:value="682456866489.529">
                <text:p>682456866489.5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28">
                <text:p>0.0000028</text:p>
              </table:table-cell>
              <table:table-cell office:value-type="float" office:value="674903124106.974">
                <text:p>674903124106.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281">
                <text:p>0.00000281</text:p>
              </table:table-cell>
              <table:table-cell office:value-type="float" office:value="667450605628.797">
                <text:p>667450605628.7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282">
                <text:p>0.00000282</text:p>
              </table:table-cell>
              <table:table-cell office:value-type="float" office:value="660097748753.074">
                <text:p>660097748753.0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283">
                <text:p>0.00000283</text:p>
              </table:table-cell>
              <table:table-cell office:value-type="float" office:value="652843017764.45">
                <text:p>652843017764.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284">
                <text:p>0.00000284</text:p>
              </table:table-cell>
              <table:table-cell office:value-type="float" office:value="645684903059.871">
                <text:p>645684903059.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285">
                <text:p>0.00000285</text:p>
              </table:table-cell>
              <table:table-cell office:value-type="float" office:value="638621920682.444">
                <text:p>638621920682.4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86">
                <text:p>0.00000286</text:p>
              </table:table-cell>
              <table:table-cell office:value-type="float" office:value="631652611863.319">
                <text:p>631652611863.3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287">
                <text:p>0.00000287</text:p>
              </table:table-cell>
              <table:table-cell office:value-type="float" office:value="624775542571.493">
                <text:p>624775542571.4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288">
                <text:p>0.00000288</text:p>
              </table:table-cell>
              <table:table-cell office:value-type="float" office:value="617989303071.43">
                <text:p>617989303071.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289">
                <text:p>0.00000289</text:p>
              </table:table-cell>
              <table:table-cell office:value-type="float" office:value="611292507488.404">
                <text:p>611292507488.4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29">
                <text:p>0.0000029</text:p>
              </table:table-cell>
              <table:table-cell office:value-type="float" office:value="604683793381.446">
                <text:p>604683793381.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291">
                <text:p>0.00000291</text:p>
              </table:table-cell>
              <table:table-cell office:value-type="float" office:value="598161821323.801">
                <text:p>598161821323.8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292">
                <text:p>0.00000292</text:p>
              </table:table-cell>
              <table:table-cell office:value-type="float" office:value="591725274490.787">
                <text:p>591725274490.7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293">
                <text:p>0.00000293</text:p>
              </table:table-cell>
              <table:table-cell office:value-type="float" office:value="585372858254.941">
                <text:p>585372858254.9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294">
                <text:p>0.00000294</text:p>
              </table:table-cell>
              <table:table-cell office:value-type="float" office:value="579103299788.367">
                <text:p>579103299788.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295">
                <text:p>0.00000295</text:p>
              </table:table-cell>
              <table:table-cell office:value-type="float" office:value="572915347672.154">
                <text:p>572915347672.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296">
                <text:p>0.00000296</text:p>
              </table:table-cell>
              <table:table-cell office:value-type="float" office:value="566807771512.779">
                <text:p>566807771512.7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97">
                <text:p>0.00000297</text:p>
              </table:table-cell>
              <table:table-cell office:value-type="float" office:value="560779361565.377">
                <text:p>560779361565.3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298">
                <text:p>0.00000298</text:p>
              </table:table-cell>
              <table:table-cell office:value-type="float" office:value="554828928363.784">
                <text:p>554828928363.7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299">
                <text:p>0.00000299</text:p>
              </table:table-cell>
              <table:table-cell office:value-type="float" office:value="548955302357.227">
                <text:p>548955302357.2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3">
                <text:p>0.000003</text:p>
              </table:table-cell>
              <table:table-cell office:value-type="float" office:value="543157333553.585">
                <text:p>543157333553.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